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92.44pt"/>
    </style:style>
    <style:style style:name="co7" style:family="table-column">
      <style:table-column-properties fo:break-before="auto" style:column-width="268.16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64.4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56.35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72.5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06.11pt"/>
    </style:style>
    <style:style style:name="co17" style:family="table-column">
      <style:table-column-properties fo:break-before="auto" style:column-width="67.15pt"/>
    </style:style>
    <style:style style:name="co18" style:family="table-column">
      <style:table-column-properties fo:break-before="auto" style:column-width="85.66pt"/>
    </style:style>
    <style:style style:name="co19" style:family="table-column">
      <style:table-column-properties fo:break-before="auto" style:column-width="57.86pt"/>
    </style:style>
    <style:style style:name="co20" style:family="table-column">
      <style:table-column-properties fo:break-before="auto" style:column-width="73.3pt"/>
    </style:style>
    <style:style style:name="co21" style:family="table-column">
      <style:table-column-properties fo:break-before="auto" style:column-width="77.95pt"/>
    </style:style>
    <style:style style:name="co22" style:family="table-column">
      <style:table-column-properties fo:break-before="auto" style:column-width="36.26pt"/>
    </style:style>
    <style:style style:name="co23" style:family="table-column">
      <style:table-column-properties fo:break-before="auto" style:column-width="14.66pt"/>
    </style:style>
    <style:style style:name="co24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2.34pt" fo:break-before="auto" style:use-optimal-row-height="true"/>
    </style:style>
    <style:style style:name="ro4" style:family="table-row">
      <style:table-row-properties style:row-height="22.45pt" fo:break-before="auto" style:use-optimal-row-height="true"/>
    </style:style>
    <style:style style:name="ro5" style:family="table-row">
      <style:table-row-properties style:row-height="23.19pt" fo:break-before="auto" style:use-optimal-row-height="false"/>
    </style:style>
    <style:style style:name="ro6" style:family="table-row">
      <style:table-row-properties style:row-height="17.94pt" fo:break-before="auto" style:use-optimal-row-height="false"/>
    </style:style>
    <style:style style:name="ro7" style:family="table-row">
      <style:table-row-properties style:row-height="26.96pt" fo:break-before="auto" style:use-optimal-row-height="false"/>
    </style:style>
    <style:style style:name="ro8" style:family="table-row">
      <style:table-row-properties style:row-height="77.19pt" fo:break-before="auto" style:use-optimal-row-height="false"/>
    </style:style>
    <style:style style:name="ro9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"/>
    </style:style>
    <style:style style:name="ce10" style:family="table-cell" style:parent-style-name="Default">
      <style:text-properties style:font-name="Lato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style:font-name="Lato"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style:font-name="Lato"/>
    </style:style>
    <style:style style:name="ce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3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38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71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7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7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7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78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48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81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8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 fo:font-weight="bold" style:font-weight-asian="bold" style:font-weight-complex="bold"/>
    </style:style>
    <style:style style:name="ce83" style:family="table-cell" style:parent-style-name="Default">
      <style:text-properties style:font-name="Lato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Lato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wrap-option="wrap"/>
      <style:text-properties style:font-name="Lato"/>
    </style:style>
    <style:style style:name="ce48" style:family="table-cell" style:parent-style-name="Default">
      <style:table-cell-properties fo:wrap-option="wrap"/>
      <style:text-properties fo:color="#000000" style:font-name="Lato" style:font-name-asian="Arial"/>
    </style:style>
    <style:style style:name="ce49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ato"/>
    </style:style>
    <style:style style:name="ce58" style:family="table-cell" style:parent-style-name="Default" style:data-style-name="N11">
      <style:table-cell-properties fo:wrap-option="wrap"/>
      <style:text-properties style:font-name="Lato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22">
      <style:table-cell-properties fo:wrap-option="wrap"/>
      <style:text-properties style:font-name="Lato"/>
    </style:style>
    <style:style style:name="ce60" style:family="table-cell" style:parent-style-name="Default" style:data-style-name="N104">
      <style:table-cell-properties fo:wrap-option="wrap"/>
      <style:text-properties style:font-name="Lato"/>
    </style:style>
    <style:style style:name="ce141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font-name="Lato" fo:font-weight="bold" style:font-weight-asian="bold" style:font-weight-complex="bold"/>
    </style:style>
    <style:style style:name="ce65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Lato"/>
    </style:style>
    <style:style style:name="ce154" style:family="table-cell" style:parent-style-name="Default">
      <style:table-cell-properties fo:wrap-option="wrap"/>
      <style:text-properties style:font-name="Lato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vertical-align="middle"/>
      <style:text-properties style:font-name="Lato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86" style:family="table-cell" style:parent-style-name="Default" style:data-style-name="N122">
      <style:table-cell-properties style:vertical-align="middle"/>
      <style:text-properties style:font-name="Lato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27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vertical-align="middle"/>
      <style:text-properties style:font-name="Lato"/>
    </style:style>
    <style:style style:name="ce129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wrap-option="wrap" style:vertical-align="middle"/>
      <style:text-properties style:font-name="Lato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pt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7" style:family="table-cell" style:parent-style-name="Default">
      <style:table-cell-properties fo:wrap-option="wrap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39"/>
        <table:table-column table:style-name="co3" table:default-cell-style-name="ce72"/>
        <table:table-column table:style-name="co3" table:default-cell-style-name="ce39"/>
        <table:table-column table:style-name="co3" table:default-cell-style-name="ce72"/>
        <table:table-column table:style-name="co3" table:default-cell-style-name="ce39"/>
        <table:table-column table:style-name="co3" table:default-cell-style-name="ce72"/>
        <table:table-column table:style-name="co4" table:default-cell-style-name="ce39"/>
        <table:table-column table:style-name="co5" table:visibility="collapse" table:default-cell-style-name="ce10"/>
        <table:table-column table:style-name="co6" table:number-columns-repeated="1014" table:default-cell-style-name="ce10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44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44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44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57" office:value-type="string" calcext:value-type="string">
            <text:p>Cost Per SF</text:p>
          </table:table-cell>
          <table:table-cell table:style-name="ce83" table:number-columns-repeated="1013"/>
          <table:table-cell/>
        </table:table-row>
        <table:table-row table:style-name="ro3">
          <table:table-cell table:style-name="ce6" office:value-type="percentage" office:value="0.05" calcext:value-type="percentage">
            <text:p>5.00%</text:p>
          </table:table-cell>
          <table:table-cell table:style-name="ce25" office:value-type="string" calcext:value-type="string">
            <text:p>Phase 1: </text:p>
            <text:p>Pre-Design &amp; Programming</text:p>
          </table:table-cell>
          <table:table-cell table:style-name="ce32" table:formula="of:=[.$A3]*[.C$9]" office:value-type="percentage" office:value="0.0055" calcext:value-type="percentage">
            <text:p>0.6%</text:p>
          </table:table-cell>
          <table:table-cell table:style-name="ce64" table:formula="of:=[.C3]*[.$H$10]" office:value-type="currency" office:currency="USD" office:value="8910" calcext:value-type="currency">
            <text:p>$8,910</text:p>
          </table:table-cell>
          <table:table-cell table:style-name="ce32" table:formula="of:=[.$A3]*[.E$9]" office:value-type="percentage" office:value="0.006" calcext:value-type="percentage">
            <text:p>0.6%</text:p>
          </table:table-cell>
          <table:table-cell table:style-name="ce64" table:formula="of:=[.E3]*[.$H$10]" office:value-type="currency" office:currency="USD" office:value="9720" calcext:value-type="currency">
            <text:p>$9,720</text:p>
          </table:table-cell>
          <table:table-cell table:style-name="ce32" table:formula="of:=[.$A3]*[.G$9]" office:value-type="percentage" office:value="0.0065" calcext:value-type="percentage">
            <text:p>0.7%</text:p>
          </table:table-cell>
          <table:table-cell table:style-name="ce64" table:formula="of:=[.G3]*[.$H$10]" office:value-type="currency" office:currency="USD" office:value="10530" calcext:value-type="currency">
            <text:p>$10,530</text:p>
          </table:table-cell>
          <table:table-cell table:style-name="ce78" table:formula="of:=ROUNDUP(['Hour Breakdown'.L19];0)" office:value-type="float" office:value="2" calcext:value-type="float">
            <text:p>2.0 wks</text:p>
          </table:table-cell>
          <table:table-cell table:style-name="ce81" table:formula="of:=[.D3]/['Hour Breakdown'.B$1]" office:value-type="currency" office:currency="USD" office:value="0.99" calcext:value-type="currency">
            <text:p>$0.99</text:p>
          </table:table-cell>
          <table:table-cell table:number-columns-repeated="1014"/>
        </table:table-row>
        <table:table-row table:style-name="ro3">
          <table:table-cell table:style-name="ce6" office:value-type="percentage" office:value="0.1" calcext:value-type="percentage">
            <text:p>10.00%</text:p>
          </table:table-cell>
          <table:table-cell table:style-name="ce25" office:value-type="string" calcext:value-type="string">
            <text:p>Phase 2: </text:p>
            <text:p>Schematic Design</text:p>
          </table:table-cell>
          <table:table-cell table:style-name="ce32" table:formula="of:=[.$A4]*[.C$9]" office:value-type="percentage" office:value="0.011" calcext:value-type="percentage">
            <text:p>1.1%</text:p>
          </table:table-cell>
          <table:table-cell table:style-name="ce64" table:formula="of:=[.C4]*[.$H$10]" office:value-type="currency" office:currency="USD" office:value="17820" calcext:value-type="currency">
            <text:p>$17,820</text:p>
          </table:table-cell>
          <table:table-cell table:style-name="ce32" table:formula="of:=[.$A4]*[.E$9]" office:value-type="percentage" office:value="0.012" calcext:value-type="percentage">
            <text:p>1.2%</text:p>
          </table:table-cell>
          <table:table-cell table:style-name="ce64" table:formula="of:=[.E4]*[.$H$10]" office:value-type="currency" office:currency="USD" office:value="19440" calcext:value-type="currency">
            <text:p>$19,440</text:p>
          </table:table-cell>
          <table:table-cell table:style-name="ce32" table:formula="of:=[.$A4]*[.G$9]" office:value-type="percentage" office:value="0.013" calcext:value-type="percentage">
            <text:p>1.3%</text:p>
          </table:table-cell>
          <table:table-cell table:style-name="ce64" table:formula="of:=[.G4]*[.$H$10]" office:value-type="currency" office:currency="USD" office:value="21060" calcext:value-type="currency">
            <text:p>$21,060</text:p>
          </table:table-cell>
          <table:table-cell table:style-name="ce78" table:formula="of:=ROUNDUP(['Hour Breakdown'.L20];0)" office:value-type="float" office:value="4" calcext:value-type="float">
            <text:p>4.0 wks</text:p>
          </table:table-cell>
          <table:table-cell table:style-name="ce81" table:formula="of:=[.D4]/['Hour Breakdown'.B$1]" office:value-type="currency" office:currency="USD" office:value="1.98" calcext:value-type="currency">
            <text:p>$1.98</text:p>
          </table:table-cell>
          <table:table-cell table:number-columns-repeated="1014"/>
        </table:table-row>
        <table:table-row table:style-name="ro3">
          <table:table-cell table:style-name="ce6" office:value-type="percentage" office:value="0.2" calcext:value-type="percentage">
            <text:p>20.00%</text:p>
          </table:table-cell>
          <table:table-cell table:style-name="ce25" office:value-type="string" calcext:value-type="string">
            <text:p>Phase 3: </text:p>
            <text:p>Design Development</text:p>
          </table:table-cell>
          <table:table-cell table:style-name="ce32" table:formula="of:=[.$A5]*[.C$9]" office:value-type="percentage" office:value="0.022" calcext:value-type="percentage">
            <text:p>2.2%</text:p>
          </table:table-cell>
          <table:table-cell table:style-name="ce64" table:formula="of:=[.C5]*[.$H$10]" office:value-type="currency" office:currency="USD" office:value="35640" calcext:value-type="currency">
            <text:p>$35,640</text:p>
          </table:table-cell>
          <table:table-cell table:style-name="ce32" table:formula="of:=[.$A5]*[.E$9]" office:value-type="percentage" office:value="0.024" calcext:value-type="percentage">
            <text:p>2.4%</text:p>
          </table:table-cell>
          <table:table-cell table:style-name="ce64" table:formula="of:=[.E5]*[.$H$10]" office:value-type="currency" office:currency="USD" office:value="38880" calcext:value-type="currency">
            <text:p>$38,880</text:p>
          </table:table-cell>
          <table:table-cell table:style-name="ce32" table:formula="of:=[.$A5]*[.G$9]" office:value-type="percentage" office:value="0.026" calcext:value-type="percentage">
            <text:p>2.6%</text:p>
          </table:table-cell>
          <table:table-cell table:style-name="ce64" table:formula="of:=[.G5]*[.$H$10]" office:value-type="currency" office:currency="USD" office:value="42120" calcext:value-type="currency">
            <text:p>$42,120</text:p>
          </table:table-cell>
          <table:table-cell table:style-name="ce78" table:formula="of:=ROUNDUP(['Hour Breakdown'.L21];0)" office:value-type="float" office:value="8" calcext:value-type="float">
            <text:p>8.0 wks</text:p>
          </table:table-cell>
          <table:table-cell table:style-name="ce81" table:formula="of:=[.D5]/['Hour Breakdown'.B$1]" office:value-type="currency" office:currency="USD" office:value="3.96" calcext:value-type="currency">
            <text:p>$3.96</text:p>
          </table:table-cell>
          <table:table-cell table:number-columns-repeated="1014"/>
        </table:table-row>
        <table:table-row table:style-name="ro3">
          <table:table-cell table:style-name="ce6" office:value-type="percentage" office:value="0.4" calcext:value-type="percentage">
            <text:p>40.00%</text:p>
          </table:table-cell>
          <table:table-cell table:style-name="ce25" office:value-type="string" calcext:value-type="string">
            <text:p>Phase 4: </text:p>
            <text:p>Construction Documents</text:p>
          </table:table-cell>
          <table:table-cell table:style-name="ce32" table:formula="of:=[.$A6]*[.C$9]" office:value-type="percentage" office:value="0.044" calcext:value-type="percentage">
            <text:p>4.4%</text:p>
          </table:table-cell>
          <table:table-cell table:style-name="ce64" table:formula="of:=[.C6]*[.$H$10]" office:value-type="currency" office:currency="USD" office:value="71280" calcext:value-type="currency">
            <text:p>$71,280</text:p>
          </table:table-cell>
          <table:table-cell table:style-name="ce32" table:formula="of:=[.$A6]*[.E$9]" office:value-type="percentage" office:value="0.048" calcext:value-type="percentage">
            <text:p>4.8%</text:p>
          </table:table-cell>
          <table:table-cell table:style-name="ce64" table:formula="of:=[.E6]*[.$H$10]" office:value-type="currency" office:currency="USD" office:value="77760" calcext:value-type="currency">
            <text:p>$77,760</text:p>
          </table:table-cell>
          <table:table-cell table:style-name="ce32" table:formula="of:=[.$A6]*[.G$9]" office:value-type="percentage" office:value="0.052" calcext:value-type="percentage">
            <text:p>5.2%</text:p>
          </table:table-cell>
          <table:table-cell table:style-name="ce64" table:formula="of:=[.G6]*[.$H$10]" office:value-type="currency" office:currency="USD" office:value="84240" calcext:value-type="currency">
            <text:p>$84,240</text:p>
          </table:table-cell>
          <table:table-cell table:style-name="ce78" table:formula="of:=ROUNDUP(['Hour Breakdown'.L22];0)" office:value-type="float" office:value="15" calcext:value-type="float">
            <text:p>15.0 wks</text:p>
          </table:table-cell>
          <table:table-cell table:style-name="ce81" table:formula="of:=[.D6]/['Hour Breakdown'.B$1]" office:value-type="currency" office:currency="USD" office:value="7.92" calcext:value-type="currency">
            <text:p>$7.92</text:p>
          </table:table-cell>
          <table:table-cell table:number-columns-repeated="1014"/>
        </table:table-row>
        <table:table-row table:style-name="ro4">
          <table:table-cell table:style-name="ce6" office:value-type="percentage" office:value="0.05" calcext:value-type="percentage">
            <text:p>5.00%</text:p>
          </table:table-cell>
          <table:table-cell table:style-name="ce25" office:value-type="string" calcext:value-type="string">
            <text:p>Phase 5: </text:p>
            <text:p>Bidding &amp; Contract Negotiation</text:p>
          </table:table-cell>
          <table:table-cell table:style-name="ce32" table:formula="of:=[.$A7]*[.C$9]" office:value-type="percentage" office:value="0.0055" calcext:value-type="percentage">
            <text:p>0.6%</text:p>
          </table:table-cell>
          <table:table-cell table:style-name="ce64" table:formula="of:=[.C7]*[.$H$10]" office:value-type="currency" office:currency="USD" office:value="8910" calcext:value-type="currency">
            <text:p>$8,910</text:p>
          </table:table-cell>
          <table:table-cell table:style-name="ce32" table:formula="of:=[.$A7]*[.E$9]" office:value-type="percentage" office:value="0.006" calcext:value-type="percentage">
            <text:p>0.6%</text:p>
          </table:table-cell>
          <table:table-cell table:style-name="ce64" table:formula="of:=[.E7]*[.$H$10]" office:value-type="currency" office:currency="USD" office:value="9720" calcext:value-type="currency">
            <text:p>$9,720</text:p>
          </table:table-cell>
          <table:table-cell table:style-name="ce32" table:formula="of:=[.$A7]*[.G$9]" office:value-type="percentage" office:value="0.0065" calcext:value-type="percentage">
            <text:p>0.7%</text:p>
          </table:table-cell>
          <table:table-cell table:style-name="ce64" table:formula="of:=[.G7]*[.$H$10]" office:value-type="currency" office:currency="USD" office:value="10530" calcext:value-type="currency">
            <text:p>$10,530</text:p>
          </table:table-cell>
          <table:table-cell table:style-name="ce78" table:formula="of:=ROUNDUP(['Hour Breakdown'.L23];0)" office:value-type="float" office:value="2" calcext:value-type="float">
            <text:p>2.0 wks</text:p>
          </table:table-cell>
          <table:table-cell table:style-name="ce81" table:formula="of:=[.D7]/['Hour Breakdown'.B$1]" office:value-type="currency" office:currency="USD" office:value="0.99" calcext:value-type="currency">
            <text:p>$0.99</text:p>
          </table:table-cell>
          <table:table-cell table:number-columns-repeated="1014"/>
        </table:table-row>
        <table:table-row table:style-name="ro3">
          <table:table-cell table:style-name="ce6" office:value-type="percentage" office:value="0.2" calcext:value-type="percentage">
            <text:p>20.00%</text:p>
          </table:table-cell>
          <table:table-cell table:style-name="ce25" office:value-type="string" calcext:value-type="string">
            <text:p>Phase 6: </text:p>
            <text:p>Construction Administration</text:p>
          </table:table-cell>
          <table:table-cell table:style-name="ce32" table:formula="of:=[.$A8]*[.C$9]" office:value-type="percentage" office:value="0.022" calcext:value-type="percentage">
            <text:p>2.2%</text:p>
          </table:table-cell>
          <table:table-cell table:style-name="ce64" table:formula="of:=[.C8]*[.$H$10]" office:value-type="currency" office:currency="USD" office:value="35640" calcext:value-type="currency">
            <text:p>$35,640</text:p>
          </table:table-cell>
          <table:table-cell table:style-name="ce32" table:formula="of:=[.$A8]*[.E$9]" office:value-type="percentage" office:value="0.024" calcext:value-type="percentage">
            <text:p>2.4%</text:p>
          </table:table-cell>
          <table:table-cell table:style-name="ce64" table:formula="of:=[.E8]*[.$H$10]" office:value-type="currency" office:currency="USD" office:value="38880" calcext:value-type="currency">
            <text:p>$38,880</text:p>
          </table:table-cell>
          <table:table-cell table:style-name="ce32" table:formula="of:=[.$A8]*[.G$9]" office:value-type="percentage" office:value="0.026" calcext:value-type="percentage">
            <text:p>2.6%</text:p>
          </table:table-cell>
          <table:table-cell table:style-name="ce64" table:formula="of:=[.G8]*[.$H$10]" office:value-type="currency" office:currency="USD" office:value="42120" calcext:value-type="currency">
            <text:p>$42,120</text:p>
          </table:table-cell>
          <table:table-cell table:style-name="ce78" office:value-type="string" calcext:value-type="string">
            <text:p>n/a</text:p>
          </table:table-cell>
          <table:table-cell table:style-name="ce81" table:formula="of:=[.D8]/['Hour Breakdown'.B$1]" office:value-type="currency" office:currency="USD" office:value="3.96" calcext:value-type="currency">
            <text:p>$3.96</text:p>
          </table:table-cell>
          <table:table-cell table:number-columns-repeated="1014"/>
        </table:table-row>
        <table:table-row table:style-name="ro5">
          <table:table-cell table:style-name="ce7" table:formula="of:=SUM([.A3:.A8])" office:value-type="percentage" office:value="1" calcext:value-type="percentage">
            <text:p>100.00%</text:p>
          </table:table-cell>
          <table:table-cell table:style-name="ce26" office:value-type="string" calcext:value-type="string">
            <text:p>All Phases</text:p>
          </table:table-cell>
          <table:table-cell table:style-name="ce33" table:formula="of:=['Hour Breakdown'.B10]" office:value-type="percentage" office:value="0.11" calcext:value-type="percentage">
            <text:p>11.0%</text:p>
          </table:table-cell>
          <table:table-cell table:style-name="ce66" table:formula="of:=SUM([.D3:.D8])" office:value-type="currency" office:currency="USD" office:value="178200" calcext:value-type="currency">
            <text:p>$178,200</text:p>
          </table:table-cell>
          <table:table-cell table:style-name="ce33" table:formula="of:=[.C9]+0.01" office:value-type="percentage" office:value="0.12" calcext:value-type="percentage">
            <text:p>12.0%</text:p>
          </table:table-cell>
          <table:table-cell table:style-name="ce66" table:formula="of:=SUM([.F3:.F8])" office:value-type="currency" office:currency="USD" office:value="194400" calcext:value-type="currency">
            <text:p>$194,400</text:p>
          </table:table-cell>
          <table:table-cell table:style-name="ce33" table:formula="of:=[.E9]+0.01" office:value-type="percentage" office:value="0.13" calcext:value-type="percentage">
            <text:p>13.0%</text:p>
          </table:table-cell>
          <table:table-cell table:style-name="ce66" table:formula="of:=SUM([.H3:.H8])" office:value-type="currency" office:currency="USD" office:value="210600" calcext:value-type="currency">
            <text:p>$210,600</text:p>
          </table:table-cell>
          <table:table-cell table:style-name="ce79" table:formula="of:=SUM([.I3:.I7])" office:value-type="float" office:value="31" calcext:value-type="float">
            <text:p>31.0 wks (Design Only)</text:p>
          </table:table-cell>
          <table:table-cell table:style-name="ce82" table:formula="of:=SUM([.J3:.J8])" office:value-type="currency" office:currency="USD" office:value="19.8" calcext:value-type="currency">
            <text:p>$19.80</text:p>
          </table:table-cell>
          <table:table-cell table:style-name="ce83" table:number-columns-repeated="1014"/>
        </table:table-row>
        <table:table-row table:style-name="ro1">
          <table:table-cell table:style-name="ce8" office:value-type="string" calcext:value-type="string" table:number-columns-spanned="7" table:number-rows-spanned="1">
            <text:p>Assuming a Construction Cost = </text:p>
          </table:table-cell>
          <table:covered-table-cell table:style-name="ce27"/>
          <table:covered-table-cell table:number-columns-repeated="3" table:style-name="ce34"/>
          <table:covered-table-cell table:style-name="ce76"/>
          <table:covered-table-cell table:style-name="ce34"/>
          <table:table-cell table:style-name="ce77" table:formula="of:=['Hour Breakdown'.B4]" office:value-type="currency" office:currency="USD" office:value="1620000" calcext:value-type="currency">
            <text:p>$1,620,000</text:p>
          </table:table-cell>
          <table:table-cell table:number-columns-repeated="1016"/>
        </table:table-row>
        <table:table-row table:style-name="ro1">
          <table:table-cell table:style-name="ce20" table:number-columns-spanned="9" table:number-rows-spanned="1"/>
          <table:covered-table-cell/>
          <table:covered-table-cell table:number-columns-repeated="6" table:style-name="ce10"/>
          <table:covered-table-cell table:style-name="ce16"/>
          <table:table-cell table:number-columns-repeated="1015"/>
        </table:table-row>
        <table:table-row table:style-name="ro6">
          <table:table-cell/>
          <table:table-cell table:style-name="ce28" office:value-type="string" calcext:value-type="string">
            <text:p>Disciplines</text:p>
          </table:table-cell>
          <table:table-cell table:style-name="ce35" table:formula="of:=[.C1]" office:value-type="string" office:string-value="Approach  (A)" calcext:value-type="string" table:number-columns-spanned="2" table:number-rows-spanned="1">
            <text:p>Approach <text:s/>(A)</text:p>
          </table:table-cell>
          <table:covered-table-cell table:style-name="ce57"/>
          <table:table-cell table:style-name="ce35" table:formula="of:=[.E1]" office:value-type="string" office:string-value="Approach  (B)" calcext:value-type="string" table:number-columns-spanned="2" table:number-rows-spanned="1">
            <text:p>Approach <text:s/>(B)</text:p>
          </table:table-cell>
          <table:covered-table-cell table:style-name="ce57"/>
          <table:table-cell table:style-name="ce35" table:formula="of:=[.G1]" office:value-type="string" office:string-value="Approach (C)" calcext:value-type="string" table:number-columns-spanned="2" table:number-rows-spanned="1">
            <text:p>Approach (C)</text:p>
          </table:table-cell>
          <table:covered-table-cell table:style-name="ce57"/>
          <table:table-cell table:number-columns-repeated="1016"/>
        </table:table-row>
        <table:table-row table:style-name="ro1">
          <table:table-cell/>
          <table:table-cell table:style-name="ce30" table:formula="of:=['Hourly Rates'.A2]" office:value-type="string" office:string-value="Architecture" calcext:value-type="string">
            <text:p>Architecture</text:p>
          </table:table-cell>
          <table:table-cell table:style-name="ce36" table:formula="of:=['Hourly Rates'.E2]" office:value-type="percentage" office:value="0.065" calcext:value-type="percentage">
            <text:p>6.50%</text:p>
          </table:table-cell>
          <table:table-cell table:style-name="ce70" table:formula="of:=['Hourly Rates'.H2]" office:value-type="currency" office:currency="USD" office:value="105300" calcext:value-type="currency">
            <text:p>$105,300</text:p>
          </table:table-cell>
          <table:table-cell table:style-name="ce36" table:formula="of:=[.E$21]/[.C$21]*[.C13]" office:value-type="percentage" office:value="0.0709090909090909" calcext:value-type="percentage">
            <text:p>7.09%</text:p>
          </table:table-cell>
          <table:table-cell table:style-name="ce70" table:formula="of:=[.E$21]/[.C$21]*[.D13]" office:value-type="currency" office:currency="USD" office:value="114872.727272727" calcext:value-type="currency">
            <text:p>$114,873</text:p>
          </table:table-cell>
          <table:table-cell table:style-name="ce36" table:formula="of:=[.G$21]/[.E$21]*[.E13]" office:value-type="percentage" office:value="0.0768181818181818" calcext:value-type="percentage">
            <text:p>7.68%</text:p>
          </table:table-cell>
          <table:table-cell table:style-name="ce70" table:formula="of:=[.G$21]/[.E$21]*[.F13]" office:value-type="currency" office:currency="USD" office:value="124445.454545455" calcext:value-type="currency">
            <text:p>$124,445</text:p>
          </table:table-cell>
          <table:table-cell/>
          <table:table-cell table:style-name="ce81" table:formula="of:=[.D13]/['Hour Breakdown'.B$1]" office:value-type="currency" office:currency="USD" office:value="11.7" calcext:value-type="currency">
            <text:p>$11.70</text:p>
          </table:table-cell>
          <table:table-cell table:number-columns-repeated="1014"/>
        </table:table-row>
        <table:table-row table:style-name="ro1">
          <table:table-cell/>
          <table:table-cell table:style-name="ce30" table:formula="of:=['Hourly Rates'.A6]" office:value-type="string" office:string-value="Structural Engineer" calcext:value-type="string">
            <text:p>Structural Engineer</text:p>
          </table:table-cell>
          <table:table-cell table:style-name="ce37" table:formula="of:=['Hourly Rates'.E6]" office:value-type="percentage" office:value="0.01" calcext:value-type="percentage">
            <text:p>1.0%</text:p>
          </table:table-cell>
          <table:table-cell table:style-name="ce70" table:formula="of:=['Hourly Rates'.H6]" office:value-type="currency" office:currency="USD" office:value="16200" calcext:value-type="currency">
            <text:p>$16,200</text:p>
          </table:table-cell>
          <table:table-cell table:style-name="ce36" table:formula="of:=[.E$21]/[.C$21]*[.C14]" office:value-type="percentage" office:value="0.0109090909090909" calcext:value-type="percentage">
            <text:p>1.09%</text:p>
          </table:table-cell>
          <table:table-cell table:style-name="ce70" table:formula="of:=[.E$21]/[.C$21]*[.D14]" office:value-type="currency" office:currency="USD" office:value="17672.7272727273" calcext:value-type="currency">
            <text:p>$17,673</text:p>
          </table:table-cell>
          <table:table-cell table:style-name="ce36" table:formula="of:=[.G$21]/[.E$21]*[.E14]" office:value-type="percentage" office:value="0.0118181818181818" calcext:value-type="percentage">
            <text:p>1.18%</text:p>
          </table:table-cell>
          <table:table-cell table:style-name="ce70" table:formula="of:=[.G$21]/[.E$21]*[.F14]" office:value-type="currency" office:currency="USD" office:value="19145.4545454545" calcext:value-type="currency">
            <text:p>$19,145</text:p>
          </table:table-cell>
          <table:table-cell/>
          <table:table-cell table:style-name="ce81" table:formula="of:=[.D14]/['Hour Breakdown'.B$1]" office:value-type="currency" office:currency="USD" office:value="1.8" calcext:value-type="currency">
            <text:p>$1.80</text:p>
          </table:table-cell>
          <table:table-cell table:number-columns-repeated="1014"/>
        </table:table-row>
        <table:table-row table:style-name="ro1">
          <table:table-cell/>
          <table:table-cell table:style-name="ce30" table:formula="of:=['Hourly Rates'.A13]" office:value-type="string" office:string-value="Civil Engineer" calcext:value-type="string">
            <text:p>Civil Engineer</text:p>
          </table:table-cell>
          <table:table-cell table:style-name="ce37" table:formula="of:=['Hourly Rates'.E13]" office:value-type="percentage" office:value="0.008" calcext:value-type="percentage">
            <text:p>0.8%</text:p>
          </table:table-cell>
          <table:table-cell table:style-name="ce70" table:formula="of:=['Hourly Rates'.H13]" office:value-type="currency" office:currency="USD" office:value="12960" calcext:value-type="currency">
            <text:p>$12,960</text:p>
          </table:table-cell>
          <table:table-cell table:style-name="ce36" table:formula="of:=[.E$21]/[.C$21]*[.C15]" office:value-type="percentage" office:value="0.00872727272727273" calcext:value-type="percentage">
            <text:p>0.87%</text:p>
          </table:table-cell>
          <table:table-cell table:style-name="ce70" table:formula="of:=[.E$21]/[.C$21]*[.D15]" office:value-type="currency" office:currency="USD" office:value="14138.1818181818" calcext:value-type="currency">
            <text:p>$14,138</text:p>
          </table:table-cell>
          <table:table-cell table:style-name="ce36" table:formula="of:=[.G$21]/[.E$21]*[.E15]" office:value-type="percentage" office:value="0.00945454545454546" calcext:value-type="percentage">
            <text:p>0.95%</text:p>
          </table:table-cell>
          <table:table-cell table:style-name="ce70" table:formula="of:=[.G$21]/[.E$21]*[.F15]" office:value-type="currency" office:currency="USD" office:value="15316.3636363636" calcext:value-type="currency">
            <text:p>$15,316</text:p>
          </table:table-cell>
          <table:table-cell/>
          <table:table-cell table:style-name="ce81" table:formula="of:=[.D15]/['Hour Breakdown'.B$1]" office:value-type="currency" office:currency="USD" office:value="1.44" calcext:value-type="currency">
            <text:p>$1.44</text:p>
          </table:table-cell>
          <table:table-cell table:number-columns-repeated="1014"/>
        </table:table-row>
        <table:table-row table:style-name="ro1">
          <table:table-cell/>
          <table:table-cell table:style-name="ce30" table:formula="of:=['Hourly Rates'.A17]" office:value-type="string" office:string-value="Mechanical Engineer" calcext:value-type="string">
            <text:p>Mechanical Engineer</text:p>
          </table:table-cell>
          <table:table-cell table:style-name="ce37" table:formula="of:=['Hourly Rates'.E17]" office:value-type="percentage" office:value="0.005" calcext:value-type="percentage">
            <text:p>0.5%</text:p>
          </table:table-cell>
          <table:table-cell table:style-name="ce70" table:formula="of:=['Hourly Rates'.H17]" office:value-type="currency" office:currency="USD" office:value="8100" calcext:value-type="currency">
            <text:p>$8,100</text:p>
          </table:table-cell>
          <table:table-cell table:style-name="ce36" table:formula="of:=[.E$21]/[.C$21]*[.C16]" office:value-type="percentage" office:value="0.00545454545454545" calcext:value-type="percentage">
            <text:p>0.55%</text:p>
          </table:table-cell>
          <table:table-cell table:style-name="ce70" table:formula="of:=[.E$21]/[.C$21]*[.D16]" office:value-type="currency" office:currency="USD" office:value="8836.36363636364" calcext:value-type="currency">
            <text:p>$8,836</text:p>
          </table:table-cell>
          <table:table-cell table:style-name="ce36" table:formula="of:=[.G$21]/[.E$21]*[.E16]" office:value-type="percentage" office:value="0.00590909090909091" calcext:value-type="percentage">
            <text:p>0.59%</text:p>
          </table:table-cell>
          <table:table-cell table:style-name="ce70" table:formula="of:=[.G$21]/[.E$21]*[.F16]" office:value-type="currency" office:currency="USD" office:value="9572.72727272727" calcext:value-type="currency">
            <text:p>$9,573</text:p>
          </table:table-cell>
          <table:table-cell/>
          <table:table-cell table:style-name="ce81" table:formula="of:=[.D16]/['Hour Breakdown'.B$1]" office:value-type="currency" office:currency="USD" office:value="0.9" calcext:value-type="currency">
            <text:p>$0.90</text:p>
          </table:table-cell>
          <table:table-cell table:number-columns-repeated="1014"/>
        </table:table-row>
        <table:table-row table:style-name="ro1">
          <table:table-cell/>
          <table:table-cell table:style-name="ce30" table:formula="of:=['Hourly Rates'.A21]" office:value-type="string" office:string-value="Electrical Engineer" calcext:value-type="string">
            <text:p>Electrical Engineer</text:p>
          </table:table-cell>
          <table:table-cell table:style-name="ce36" table:formula="of:=['Hourly Rates'.E21]" office:value-type="percentage" office:value="0.005" calcext:value-type="percentage">
            <text:p>0.50%</text:p>
          </table:table-cell>
          <table:table-cell table:style-name="ce70" table:formula="of:=['Hourly Rates'.H21]" office:value-type="currency" office:currency="USD" office:value="8100" calcext:value-type="currency">
            <text:p>$8,100</text:p>
          </table:table-cell>
          <table:table-cell table:style-name="ce36" table:formula="of:=[.E$21]/[.C$21]*[.C17]" office:value-type="percentage" office:value="0.00545454545454545" calcext:value-type="percentage">
            <text:p>0.55%</text:p>
          </table:table-cell>
          <table:table-cell table:style-name="ce70" table:formula="of:=[.E$21]/[.C$21]*[.D17]" office:value-type="currency" office:currency="USD" office:value="8836.36363636364" calcext:value-type="currency">
            <text:p>$8,836</text:p>
          </table:table-cell>
          <table:table-cell table:style-name="ce36" table:formula="of:=[.G$21]/[.E$21]*[.E17]" office:value-type="percentage" office:value="0.00590909090909091" calcext:value-type="percentage">
            <text:p>0.59%</text:p>
          </table:table-cell>
          <table:table-cell table:style-name="ce70" table:formula="of:=[.G$21]/[.E$21]*[.F17]" office:value-type="currency" office:currency="USD" office:value="9572.72727272727" calcext:value-type="currency">
            <text:p>$9,573</text:p>
          </table:table-cell>
          <table:table-cell/>
          <table:table-cell table:style-name="ce81" table:formula="of:=[.D17]/['Hour Breakdown'.B$1]" office:value-type="currency" office:currency="USD" office:value="0.9" calcext:value-type="currency">
            <text:p>$0.90</text:p>
          </table:table-cell>
          <table:table-cell table:number-columns-repeated="1014"/>
        </table:table-row>
        <table:table-row table:style-name="ro1">
          <table:table-cell/>
          <table:table-cell table:style-name="ce30" table:formula="of:=['Hourly Rates'.A25]" office:value-type="string" office:string-value="Plumbing Engineer" calcext:value-type="string">
            <text:p>Plumbing Engineer</text:p>
          </table:table-cell>
          <table:table-cell table:style-name="ce36" table:formula="of:=['Hourly Rates'.E25]" office:value-type="percentage" office:value="0.005" calcext:value-type="percentage">
            <text:p>0.50%</text:p>
          </table:table-cell>
          <table:table-cell table:style-name="ce70" table:formula="of:=['Hourly Rates'.H25]" office:value-type="currency" office:currency="USD" office:value="8100" calcext:value-type="currency">
            <text:p>$8,100</text:p>
          </table:table-cell>
          <table:table-cell table:style-name="ce36" table:formula="of:=[.E$21]/[.C$21]*[.C18]" office:value-type="percentage" office:value="0.00545454545454545" calcext:value-type="percentage">
            <text:p>0.55%</text:p>
          </table:table-cell>
          <table:table-cell table:style-name="ce70" table:formula="of:=[.E$21]/[.C$21]*[.D18]" office:value-type="currency" office:currency="USD" office:value="8836.36363636364" calcext:value-type="currency">
            <text:p>$8,836</text:p>
          </table:table-cell>
          <table:table-cell table:style-name="ce36" table:formula="of:=[.G$21]/[.E$21]*[.E18]" office:value-type="percentage" office:value="0.00590909090909091" calcext:value-type="percentage">
            <text:p>0.59%</text:p>
          </table:table-cell>
          <table:table-cell table:style-name="ce70" table:formula="of:=[.G$21]/[.E$21]*[.F18]" office:value-type="currency" office:currency="USD" office:value="9572.72727272727" calcext:value-type="currency">
            <text:p>$9,573</text:p>
          </table:table-cell>
          <table:table-cell/>
          <table:table-cell table:style-name="ce81" table:formula="of:=[.D18]/['Hour Breakdown'.B$1]" office:value-type="currency" office:currency="USD" office:value="0.9" calcext:value-type="currency">
            <text:p>$0.90</text:p>
          </table:table-cell>
          <table:table-cell table:number-columns-repeated="1014"/>
        </table:table-row>
        <table:table-row table:style-name="ro1">
          <table:table-cell/>
          <table:table-cell table:style-name="ce30" table:formula="of:=['Hourly Rates'.A29]" office:value-type="string" office:string-value="Lighting" calcext:value-type="string">
            <text:p>Lighting</text:p>
          </table:table-cell>
          <table:table-cell table:style-name="ce36" table:formula="of:=['Hourly Rates'.E29]" office:value-type="percentage" office:value="0.006" calcext:value-type="percentage">
            <text:p>0.60%</text:p>
          </table:table-cell>
          <table:table-cell table:style-name="ce70" table:formula="of:=['Hourly Rates'.H29]" office:value-type="currency" office:currency="USD" office:value="9720" calcext:value-type="currency">
            <text:p>$9,720</text:p>
          </table:table-cell>
          <table:table-cell table:style-name="ce36" table:formula="of:=[.E$21]/[.C$21]*[.C19]" office:value-type="percentage" office:value="0.00654545454545455" calcext:value-type="percentage">
            <text:p>0.65%</text:p>
          </table:table-cell>
          <table:table-cell table:style-name="ce70" table:formula="of:=[.E$21]/[.C$21]*[.D19]" office:value-type="currency" office:currency="USD" office:value="10603.6363636364" calcext:value-type="currency">
            <text:p>$10,604</text:p>
          </table:table-cell>
          <table:table-cell table:style-name="ce36" table:formula="of:=[.G$21]/[.E$21]*[.E19]" office:value-type="percentage" office:value="0.00709090909090909" calcext:value-type="percentage">
            <text:p>0.71%</text:p>
          </table:table-cell>
          <table:table-cell table:style-name="ce70" table:formula="of:=[.G$21]/[.E$21]*[.F19]" office:value-type="currency" office:currency="USD" office:value="11487.2727272727" calcext:value-type="currency">
            <text:p>$11,487</text:p>
          </table:table-cell>
          <table:table-cell/>
          <table:table-cell table:style-name="ce81"/>
          <table:table-cell table:number-columns-repeated="1014"/>
        </table:table-row>
        <table:table-row table:style-name="ro1">
          <table:table-cell/>
          <table:table-cell table:style-name="ce30" table:formula="of:=['Hourly Rates'.A34]" office:value-type="string" office:string-value="Potential Additional Consultants" calcext:value-type="string">
            <text:p>Potential Additional Consultants</text:p>
          </table:table-cell>
          <table:table-cell table:style-name="ce36" table:formula="of:=['Hourly Rates'.E34]" office:value-type="percentage" office:value="0.006" calcext:value-type="percentage">
            <text:p>0.60%</text:p>
          </table:table-cell>
          <table:table-cell table:style-name="ce70" table:formula="of:=['Hourly Rates'.H34]" office:value-type="currency" office:currency="USD" office:value="9720" calcext:value-type="currency">
            <text:p>$9,720</text:p>
          </table:table-cell>
          <table:table-cell table:style-name="ce36" table:formula="of:=[.E$21]/[.C$21]*[.C20]" office:value-type="percentage" office:value="0.00654545454545455" calcext:value-type="percentage">
            <text:p>0.65%</text:p>
          </table:table-cell>
          <table:table-cell table:style-name="ce70" table:formula="of:=[.E$21]/[.C$21]*[.D20]" office:value-type="currency" office:currency="USD" office:value="10603.6363636364" calcext:value-type="currency">
            <text:p>$10,604</text:p>
          </table:table-cell>
          <table:table-cell table:style-name="ce36" table:formula="of:=[.G$21]/[.E$21]*[.E20]" office:value-type="percentage" office:value="0.00709090909090909" calcext:value-type="percentage">
            <text:p>0.71%</text:p>
          </table:table-cell>
          <table:table-cell table:style-name="ce70" table:formula="of:=[.G$21]/[.E$21]*[.F20]" office:value-type="currency" office:currency="USD" office:value="11487.2727272727" calcext:value-type="currency">
            <text:p>$11,487</text:p>
          </table:table-cell>
          <table:table-cell/>
          <table:table-cell table:style-name="ce81" table:formula="of:=[.D20]/['Hour Breakdown'.B$1]" office:value-type="currency" office:currency="USD" office:value="1.08" calcext:value-type="currency">
            <text:p>$1.08</text:p>
          </table:table-cell>
          <table:table-cell table:number-columns-repeated="1014"/>
        </table:table-row>
        <table:table-row table:style-name="ro1">
          <table:table-cell/>
          <table:table-cell table:style-name="ce31" office:value-type="string" calcext:value-type="string">
            <text:p>Totals</text:p>
          </table:table-cell>
          <table:table-cell table:style-name="ce38" table:formula="of:=[.C9]" office:value-type="percentage" office:value="0.11" calcext:value-type="percentage">
            <text:p>11.0%</text:p>
          </table:table-cell>
          <table:table-cell table:style-name="ce71" table:formula="of:=[.D9]" office:value-type="currency" office:currency="USD" office:value="178200" calcext:value-type="currency">
            <text:p>$178,200</text:p>
          </table:table-cell>
          <table:table-cell table:style-name="ce38" table:formula="of:=[.E9]" office:value-type="percentage" office:value="0.12" calcext:value-type="percentage">
            <text:p>12.0%</text:p>
          </table:table-cell>
          <table:table-cell table:style-name="ce71" table:formula="of:=[.F9]" office:value-type="currency" office:currency="USD" office:value="194400" calcext:value-type="currency">
            <text:p>$194,400</text:p>
          </table:table-cell>
          <table:table-cell table:style-name="ce38" table:formula="of:=[.G9]" office:value-type="percentage" office:value="0.13" calcext:value-type="percentage">
            <text:p>13.0%</text:p>
          </table:table-cell>
          <table:table-cell table:style-name="ce71" table:formula="of:=[.H9]" office:value-type="currency" office:currency="USD" office:value="210600" calcext:value-type="currency">
            <text:p>$210,600</text:p>
          </table:table-cell>
          <table:table-cell/>
          <table:table-cell table:style-name="ce81" table:formula="of:=[.D21]/['Hour Breakdown'.B$1]" office:value-type="currency" office:currency="USD" office:value="19.8" calcext:value-type="currency">
            <text:p>$19.80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75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7" table:default-cell-style-name="ce47"/>
        <table:table-column table:style-name="co8" table:default-cell-style-name="ce47"/>
        <table:table-column table:style-name="co9" table:number-columns-repeated="2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number-columns-repeated="8" table:default-cell-style-name="ce47"/>
        <table:table-column table:style-name="co15" table:number-columns-repeated="1008" table:default-cell-style-name="ce47"/>
        <table:table-row table:style-name="ro1">
          <table:table-cell table:style-name="ce43" office:value-type="string" calcext:value-type="string">
            <text:p>Square Footage</text:p>
          </table:table-cell>
          <table:table-cell table:style-name="ce49" office:value-type="float" office:value="9000" calcext:value-type="float">
            <text:p>9,000 SF</text:p>
          </table:table-cell>
          <table:table-cell table:style-name="ce49"/>
          <table:table-cell table:number-columns-repeated="1021"/>
        </table:table-row>
        <table:table-row table:style-name="ro1">
          <table:table-cell table:style-name="ce43" office:value-type="string" calcext:value-type="string">
            <text:p>How Many Dwelling Units</text:p>
          </table:table-cell>
          <table:table-cell table:style-name="ce68" office:value-type="float" office:value="56" calcext:value-type="float">
            <text:p>56 units</text:p>
          </table:table-cell>
          <table:table-cell table:style-name="ce68"/>
          <table:table-cell table:number-columns-repeated="1021"/>
        </table:table-row>
        <table:table-row table:style-name="ro1">
          <table:table-cell table:style-name="ce43" office:value-type="string" calcext:value-type="string">
            <text:p>Estimated Dollar per Square Footage</text:p>
          </table:table-cell>
          <table:table-cell table:style-name="ce50" office:value-type="float" office:value="180" calcext:value-type="float">
            <text:p>180 $/SF</text:p>
          </table:table-cell>
          <table:table-cell table:style-name="ce50"/>
          <table:table-cell table:number-columns-repeated="1021"/>
        </table:table-row>
        <table:table-row table:style-name="ro1">
          <table:table-cell table:style-name="ce43" office:value-type="string" calcext:value-type="string">
            <text:p>Total Estimated Construction Costs</text:p>
          </table:table-cell>
          <table:table-cell table:style-name="ce51" table:formula="of:=[.B3]*[.B1]" office:value-type="float" office:value="1620000" calcext:value-type="float">
            <text:p>$1,620,000.00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Fees - Percentage of Construction</text:p>
          </table:table-cell>
          <table:table-cell table:style-name="ce52" table:formula="of:=['Hourly Rates'.E2]" office:value-type="percentage" office:value="0.065" calcext:value-type="percentage">
            <text:p>6.5%</text:p>
          </table:table-cell>
          <table:table-cell table:style-name="ce52" table:number-columns-repeated="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Fees Only</text:p>
          </table:table-cell>
          <table:table-cell table:style-name="ce53" table:formula="of:=[.B5]*[.B4]" office:value-type="float" office:value="105300" calcext:value-type="float">
            <text:p>$105,300.00</text:p>
          </table:table-cell>
          <table:table-cell table:style-name="ce53"/>
          <table:table-cell table:style-name="ce5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Fees – Cost per SF</text:p>
          </table:table-cell>
          <table:table-cell table:style-name="ce73" table:formula="of:=[.B6]/[.B1]" office:value-type="float" office:value="11.7" calcext:value-type="float">
            <text:p>11.7 $/SF</text:p>
          </table:table-cell>
          <table:table-cell table:style-name="ce73"/>
          <table:table-cell table:style-name="ce5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Fees – Cost per Unit</text:p>
          </table:table-cell>
          <table:table-cell table:style-name="ce74" table:formula="of:=[.B6]/[.B2]" office:value-type="currency" office:value="1880.35714285714" calcext:value-type="currency">
            <text:p>$1880/unit</text:p>
          </table:table-cell>
          <table:table-cell table:style-name="ce74"/>
          <table:table-cell table:style-name="ce52"/>
          <table:table-cell table:number-columns-repeated="1020"/>
        </table:table-row>
        <table:table-row table:style-name="ro1">
          <table:table-cell table:style-name="ce43"/>
          <table:table-cell table:style-name="ce74" table:number-columns-repeated="2"/>
          <table:table-cell table:style-name="ce5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&amp; Eng Fees - Percentage of Construction</text:p>
          </table:table-cell>
          <table:table-cell table:style-name="ce52" table:formula="of:=['Hourly Rates'.E38]" office:value-type="percentage" office:value="0.11" calcext:value-type="percentage">
            <text:p>11.0%</text:p>
          </table:table-cell>
          <table:table-cell table:style-name="ce52" table:number-columns-repeated="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&amp; Engineering Fees</text:p>
          </table:table-cell>
          <table:table-cell table:style-name="ce51" table:formula="of:=[.B10]*[.B4]" office:value-type="float" office:value="178200" calcext:value-type="float">
            <text:p>$178,200.00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&amp; Engineering Fees – Cost per SF</text:p>
          </table:table-cell>
          <table:table-cell table:style-name="ce73" table:formula="of:=[.B11]/[.B1]" office:value-type="float" office:value="19.8" calcext:value-type="float">
            <text:p>19.8 $/SF</text:p>
          </table:table-cell>
          <table:table-cell table:style-name="ce73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&amp; Engineering Fees – Cost per Unit</text:p>
          </table:table-cell>
          <table:table-cell table:style-name="ce74" table:formula="of:=[.B11]/[.B2]" office:value-type="currency" office:value="3182.14285714286" calcext:value-type="currency">
            <text:p>$3182/unit</text:p>
          </table:table-cell>
          <table:table-cell table:style-name="ce74"/>
          <table:table-cell table:number-columns-repeated="1021"/>
        </table:table-row>
        <table:table-row table:style-name="ro1">
          <table:table-cell table:style-name="ce43"/>
          <table:table-cell table:style-name="ce51" table:number-columns-repeated="2"/>
          <table:table-cell table:number-columns-repeated="1021"/>
        </table:table-row>
        <table:table-row table:style-name="ro1">
          <table:table-cell table:style-name="ce43"/>
          <table:table-cell table:style-name="ce54" table:number-columns-repeated="2"/>
          <table:table-cell table:style-name="ce43" table:number-columns-repeated="6"/>
          <table:table-cell table:style-name="ce65" table:number-columns-repeated="4"/>
          <table:table-cell table:style-name="ce67"/>
          <table:table-cell table:number-columns-repeated="1010"/>
        </table:table-row>
        <table:table-row table:style-name="ro7">
          <table:table-cell table:style-name="ce42" office:value-type="string" calcext:value-type="string">
            <text:p>Man Hour Breakdown – Architecture Only</text:p>
          </table:table-cell>
          <table:table-cell table:style-name="ce123" table:number-columns-repeated="2"/>
          <table:table-cell table:style-name="ce135" table:number-columns-repeated="6"/>
          <table:table-cell table:style-name="ce150" table:number-columns-repeated="4"/>
          <table:table-cell table:style-name="ce152"/>
          <table:table-cell table:style-name="ce133" table:number-columns-repeated="2"/>
          <table:table-cell table:style-name="ce109" table:number-columns-repeated="1008"/>
        </table:table-row>
        <table:table-row table:style-name="ro1">
          <table:table-cell table:style-name="ce43" office:value-type="string" calcext:value-type="string">
            <text:p>Average ($/Hr) Billing Rate</text:p>
          </table:table-cell>
          <table:table-cell table:style-name="ce123" office:value-type="float" office:value="75" calcext:value-type="float">
            <text:p>$75.00</text:p>
          </table:table-cell>
          <table:table-cell table:style-name="ce123"/>
          <table:table-cell table:style-name="ce135" table:number-columns-repeated="6"/>
          <table:table-cell table:style-name="ce150" table:number-columns-repeated="4"/>
          <table:table-cell table:style-name="ce152"/>
          <table:table-cell table:style-name="ce133" table:number-columns-repeated="2"/>
          <table:table-cell table:number-columns-repeated="1008"/>
        </table:table-row>
        <table:table-row table:style-name="ro3">
          <table:table-cell table:style-name="ce92"/>
          <table:table-cell table:style-name="ce124"/>
          <table:table-cell table:style-name="ce124" office:value-type="string" calcext:value-type="string">
            <text:p>% of Construction</text:p>
          </table:table-cell>
          <table:table-cell table:style-name="ce92" office:value-type="string" calcext:value-type="string">
            <text:p>Each Phase</text:p>
          </table:table-cell>
          <table:table-cell table:style-name="ce92" office:value-type="string" calcext:value-type="string">
            <text:p>Cumulative</text:p>
          </table:table-cell>
          <table:table-cell table:style-name="ce92" office:value-type="string" calcext:value-type="string">
            <text:p>Cost per SF</text:p>
          </table:table-cell>
          <table:table-cell table:style-name="ce92" office:value-type="string" calcext:value-type="string">
            <text:p>Cost per SF Cumulative</text:p>
          </table:table-cell>
          <table:table-cell table:style-name="ce141" office:value-type="string" calcext:value-type="string">
            <text:p>Hours dedicated to each phase</text:p>
          </table:table-cell>
          <table:table-cell table:style-name="ce141" office:value-type="string" calcext:value-type="string">
            <text:p>Weeks – 1/3 person</text:p>
          </table:table-cell>
          <table:table-cell table:style-name="ce141" office:value-type="string" calcext:value-type="string">
            <text:p>weeks - 1/2 person</text:p>
          </table:table-cell>
          <table:table-cell table:style-name="ce141" office:value-type="string" calcext:value-type="string">
            <text:p>weeks - 3/4 person</text:p>
          </table:table-cell>
          <table:table-cell table:style-name="ce141" office:value-type="string" calcext:value-type="string">
            <text:p>weeks - 1 person</text:p>
          </table:table-cell>
          <table:table-cell table:style-name="ce141" office:value-type="string" calcext:value-type="string">
            <text:p>weeks - 1.5 person</text:p>
          </table:table-cell>
          <table:table-cell table:style-name="ce141" office:value-type="string" calcext:value-type="string">
            <text:p>weeks - 2 people</text:p>
          </table:table-cell>
          <table:table-cell table:style-name="ce141" office:value-type="string" calcext:value-type="string">
            <text:p>Weeks – 2.5 people</text:p>
          </table:table-cell>
          <table:table-cell table:style-name="ce141" office:value-type="string" calcext:value-type="string">
            <text:p>Weeks – 3 people</text:p>
          </table:table-cell>
          <table:table-cell table:style-name="ce133" table:number-columns-repeated="1008"/>
        </table:table-row>
        <table:table-row table:style-name="ro1">
          <table:table-cell table:style-name="ce43" office:value-type="string" calcext:value-type="string">
            <text:p>Phase 1 - Programming</text:p>
          </table:table-cell>
          <table:table-cell table:style-name="ce126" table:formula="of:=['Fee Breakdown'.A3]" office:value-type="percentage" office:value="0.05" calcext:value-type="percentage">
            <text:p>5.00%</text:p>
          </table:table-cell>
          <table:table-cell table:style-name="ce126" table:formula="of:=[.B19]*['Hourly Rates'.E$2]" office:value-type="percentage" office:value="0.00325" calcext:value-type="percentage">
            <text:p>0.33%</text:p>
          </table:table-cell>
          <table:table-cell table:style-name="ce136" table:formula="of:=[.B19]*[.B$6]" office:value-type="float" office:value="5265" calcext:value-type="float">
            <text:p>$5,265.00</text:p>
          </table:table-cell>
          <table:table-cell table:style-name="ce136" table:formula="of:=[.D19]" office:value-type="float" office:value="5265" calcext:value-type="float">
            <text:p>$5,265.00</text:p>
          </table:table-cell>
          <table:table-cell table:style-name="ce136" table:formula="of:=[.D19]/[.B$1]" office:value-type="float" office:value="0.585" calcext:value-type="float">
            <text:p>$0.59</text:p>
          </table:table-cell>
          <table:table-cell table:style-name="ce136" table:formula="of:=[.E19]/[.B$1]" office:value-type="float" office:value="0.585" calcext:value-type="float">
            <text:p>$0.59</text:p>
          </table:table-cell>
          <table:table-cell table:style-name="ce142" table:formula="of:=[.D19]/[.B$17]" office:value-type="float" office:value="70.2" calcext:value-type="float">
            <text:p>70 hrs</text:p>
          </table:table-cell>
          <table:table-cell table:style-name="ce145" table:formula="of:=[.H19]/13" office:value-type="float" office:value="5.4" calcext:value-type="float">
            <text:p>5.4 wks</text:p>
          </table:table-cell>
          <table:table-cell table:style-name="ce145" table:formula="of:=[.H19]/20" office:value-type="float" office:value="3.51" calcext:value-type="float">
            <text:p>3.5 wks</text:p>
          </table:table-cell>
          <table:table-cell table:style-name="ce145" table:formula="of:=[.H19]/30" office:value-type="float" office:value="2.34" calcext:value-type="float">
            <text:p>2.3 wks</text:p>
          </table:table-cell>
          <table:table-cell table:style-name="ce145" table:formula="of:=[.H19]/40" office:value-type="float" office:value="1.755" calcext:value-type="float">
            <text:p>1.8 wks</text:p>
          </table:table-cell>
          <table:table-cell table:style-name="ce145" table:formula="of:=[.L19]/1.5" office:value-type="float" office:value="1.17" calcext:value-type="float">
            <text:p>1.2 wks</text:p>
          </table:table-cell>
          <table:table-cell table:style-name="ce145" table:formula="of:=[.L19]/2" office:value-type="float" office:value="0.8775" calcext:value-type="float">
            <text:p>0.9 wks</text:p>
          </table:table-cell>
          <table:table-cell table:style-name="ce145" table:formula="of:=[.L19]/2.5" office:value-type="float" office:value="0.702" calcext:value-type="float">
            <text:p>0.7 wks</text:p>
          </table:table-cell>
          <table:table-cell table:style-name="ce145" table:formula="of:=[.L19]/3" office:value-type="float" office:value="0.585" calcext:value-type="float">
            <text:p>0.6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2 - Schematic</text:p>
          </table:table-cell>
          <table:table-cell table:style-name="ce126" table:formula="of:=['Fee Breakdown'.A4]" office:value-type="percentage" office:value="0.1" calcext:value-type="percentage">
            <text:p>10.00%</text:p>
          </table:table-cell>
          <table:table-cell table:style-name="ce126" table:formula="of:=[.B20]*['Hourly Rates'.E$2]" office:value-type="percentage" office:value="0.0065" calcext:value-type="percentage">
            <text:p>0.65%</text:p>
          </table:table-cell>
          <table:table-cell table:style-name="ce136" table:formula="of:=[.B20]*[.B$6]" office:value-type="float" office:value="10530" calcext:value-type="float">
            <text:p>$10,530.00</text:p>
          </table:table-cell>
          <table:table-cell table:style-name="ce136" table:formula="of:=[.E19]+[.D20]" office:value-type="float" office:value="15795" calcext:value-type="float">
            <text:p>$15,795.00</text:p>
          </table:table-cell>
          <table:table-cell table:style-name="ce136" table:formula="of:=[.D20]/[.B$1]" office:value-type="float" office:value="1.17" calcext:value-type="float">
            <text:p>$1.17</text:p>
          </table:table-cell>
          <table:table-cell table:style-name="ce136" table:formula="of:=[.E20]/[.B$1]" office:value-type="float" office:value="1.755" calcext:value-type="float">
            <text:p>$1.76</text:p>
          </table:table-cell>
          <table:table-cell table:style-name="ce142" table:formula="of:=[.D20]/[.B$17]" office:value-type="float" office:value="140.4" calcext:value-type="float">
            <text:p>140 hrs</text:p>
          </table:table-cell>
          <table:table-cell table:style-name="ce145" table:formula="of:=[.H20]/13" office:value-type="float" office:value="10.8" calcext:value-type="float">
            <text:p>10.8 wks</text:p>
          </table:table-cell>
          <table:table-cell table:style-name="ce145" table:formula="of:=[.H20]/20" office:value-type="float" office:value="7.02" calcext:value-type="float">
            <text:p>7.0 wks</text:p>
          </table:table-cell>
          <table:table-cell table:style-name="ce145" table:formula="of:=[.H20]/30" office:value-type="float" office:value="4.68" calcext:value-type="float">
            <text:p>4.7 wks</text:p>
          </table:table-cell>
          <table:table-cell table:style-name="ce145" table:formula="of:=[.H20]/40" office:value-type="float" office:value="3.51" calcext:value-type="float">
            <text:p>3.5 wks</text:p>
          </table:table-cell>
          <table:table-cell table:style-name="ce145" table:formula="of:=[.L20]/1.5" office:value-type="float" office:value="2.34" calcext:value-type="float">
            <text:p>2.3 wks</text:p>
          </table:table-cell>
          <table:table-cell table:style-name="ce145" table:formula="of:=[.L20]/2" office:value-type="float" office:value="1.755" calcext:value-type="float">
            <text:p>1.8 wks</text:p>
          </table:table-cell>
          <table:table-cell table:style-name="ce145" table:formula="of:=[.L20]/2.5" office:value-type="float" office:value="1.404" calcext:value-type="float">
            <text:p>1.4 wks</text:p>
          </table:table-cell>
          <table:table-cell table:style-name="ce145" table:formula="of:=[.L20]/3" office:value-type="float" office:value="1.17" calcext:value-type="float">
            <text:p>1.2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3 - Design Development</text:p>
          </table:table-cell>
          <table:table-cell table:style-name="ce126" table:formula="of:=['Fee Breakdown'.A5]" office:value-type="percentage" office:value="0.2" calcext:value-type="percentage">
            <text:p>20.00%</text:p>
          </table:table-cell>
          <table:table-cell table:style-name="ce126" table:formula="of:=[.B21]*['Hourly Rates'.E$2]" office:value-type="percentage" office:value="0.013" calcext:value-type="percentage">
            <text:p>1.30%</text:p>
          </table:table-cell>
          <table:table-cell table:style-name="ce136" table:formula="of:=[.B21]*[.B$6]" office:value-type="float" office:value="21060" calcext:value-type="float">
            <text:p>$21,060.00</text:p>
          </table:table-cell>
          <table:table-cell table:style-name="ce136" table:formula="of:=[.E20]+[.D21]" office:value-type="float" office:value="36855" calcext:value-type="float">
            <text:p>$36,855.00</text:p>
          </table:table-cell>
          <table:table-cell table:style-name="ce136" table:formula="of:=[.D21]/[.B$1]" office:value-type="float" office:value="2.34" calcext:value-type="float">
            <text:p>$2.34</text:p>
          </table:table-cell>
          <table:table-cell table:style-name="ce136" table:formula="of:=[.E21]/[.B$1]" office:value-type="float" office:value="4.095" calcext:value-type="float">
            <text:p>$4.10</text:p>
          </table:table-cell>
          <table:table-cell table:style-name="ce142" table:formula="of:=[.D21]/[.B$17]" office:value-type="float" office:value="280.8" calcext:value-type="float">
            <text:p>281 hrs</text:p>
          </table:table-cell>
          <table:table-cell table:style-name="ce145" table:formula="of:=[.H21]/13" office:value-type="float" office:value="21.6" calcext:value-type="float">
            <text:p>21.6 wks</text:p>
          </table:table-cell>
          <table:table-cell table:style-name="ce145" table:formula="of:=[.H21]/20" office:value-type="float" office:value="14.04" calcext:value-type="float">
            <text:p>14.0 wks</text:p>
          </table:table-cell>
          <table:table-cell table:style-name="ce145" table:formula="of:=[.H21]/30" office:value-type="float" office:value="9.36" calcext:value-type="float">
            <text:p>9.4 wks</text:p>
          </table:table-cell>
          <table:table-cell table:style-name="ce145" table:formula="of:=[.H21]/40" office:value-type="float" office:value="7.02" calcext:value-type="float">
            <text:p>7.0 wks</text:p>
          </table:table-cell>
          <table:table-cell table:style-name="ce145" table:formula="of:=[.L21]/1.5" office:value-type="float" office:value="4.68" calcext:value-type="float">
            <text:p>4.7 wks</text:p>
          </table:table-cell>
          <table:table-cell table:style-name="ce145" table:formula="of:=[.L21]/2" office:value-type="float" office:value="3.51" calcext:value-type="float">
            <text:p>3.5 wks</text:p>
          </table:table-cell>
          <table:table-cell table:style-name="ce145" table:formula="of:=[.L21]/2.5" office:value-type="float" office:value="2.808" calcext:value-type="float">
            <text:p>2.8 wks</text:p>
          </table:table-cell>
          <table:table-cell table:style-name="ce145" table:formula="of:=[.L21]/3" office:value-type="float" office:value="2.34" calcext:value-type="float">
            <text:p>2.3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4 - Construction Documents</text:p>
          </table:table-cell>
          <table:table-cell table:style-name="ce126" table:formula="of:=['Fee Breakdown'.A6]" office:value-type="percentage" office:value="0.4" calcext:value-type="percentage">
            <text:p>40.00%</text:p>
          </table:table-cell>
          <table:table-cell table:style-name="ce126" table:formula="of:=[.B22]*['Hourly Rates'.E$2]" office:value-type="percentage" office:value="0.026" calcext:value-type="percentage">
            <text:p>2.60%</text:p>
          </table:table-cell>
          <table:table-cell table:style-name="ce136" table:formula="of:=[.B22]*[.B$6]" office:value-type="float" office:value="42120" calcext:value-type="float">
            <text:p>$42,120.00</text:p>
          </table:table-cell>
          <table:table-cell table:style-name="ce136" table:formula="of:=[.E21]+[.D22]" office:value-type="float" office:value="78975" calcext:value-type="float">
            <text:p>$78,975.00</text:p>
          </table:table-cell>
          <table:table-cell table:style-name="ce136" table:formula="of:=[.D22]/[.B$1]" office:value-type="float" office:value="4.68" calcext:value-type="float">
            <text:p>$4.68</text:p>
          </table:table-cell>
          <table:table-cell table:style-name="ce136" table:formula="of:=[.E22]/[.B$1]" office:value-type="float" office:value="8.775" calcext:value-type="float">
            <text:p>$8.78</text:p>
          </table:table-cell>
          <table:table-cell table:style-name="ce142" table:formula="of:=[.D22]/[.B$17]" office:value-type="float" office:value="561.6" calcext:value-type="float">
            <text:p>562 hrs</text:p>
          </table:table-cell>
          <table:table-cell table:style-name="ce145" table:formula="of:=[.H22]/13" office:value-type="float" office:value="43.2" calcext:value-type="float">
            <text:p>43.2 wks</text:p>
          </table:table-cell>
          <table:table-cell table:style-name="ce145" table:formula="of:=[.H22]/20" office:value-type="float" office:value="28.08" calcext:value-type="float">
            <text:p>28.1 wks</text:p>
          </table:table-cell>
          <table:table-cell table:style-name="ce145" table:formula="of:=[.H22]/30" office:value-type="float" office:value="18.72" calcext:value-type="float">
            <text:p>18.7 wks</text:p>
          </table:table-cell>
          <table:table-cell table:style-name="ce145" table:formula="of:=[.H22]/40" office:value-type="float" office:value="14.04" calcext:value-type="float">
            <text:p>14.0 wks</text:p>
          </table:table-cell>
          <table:table-cell table:style-name="ce145" table:formula="of:=[.L22]/1.5" office:value-type="float" office:value="9.36" calcext:value-type="float">
            <text:p>9.4 wks</text:p>
          </table:table-cell>
          <table:table-cell table:style-name="ce145" table:formula="of:=[.L22]/2" office:value-type="float" office:value="7.02" calcext:value-type="float">
            <text:p>7.0 wks</text:p>
          </table:table-cell>
          <table:table-cell table:style-name="ce145" table:formula="of:=[.L22]/2.5" office:value-type="float" office:value="5.616" calcext:value-type="float">
            <text:p>5.6 wks</text:p>
          </table:table-cell>
          <table:table-cell table:style-name="ce145" table:formula="of:=[.L22]/3" office:value-type="float" office:value="4.68" calcext:value-type="float">
            <text:p>4.7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5 - Bidding and Construction Contract Negotiation </text:p>
          </table:table-cell>
          <table:table-cell table:style-name="ce126" table:formula="of:=['Fee Breakdown'.A7]" office:value-type="percentage" office:value="0.05" calcext:value-type="percentage">
            <text:p>5.00%</text:p>
          </table:table-cell>
          <table:table-cell table:style-name="ce126" table:formula="of:=[.B23]*['Hourly Rates'.E$2]" office:value-type="percentage" office:value="0.00325" calcext:value-type="percentage">
            <text:p>0.33%</text:p>
          </table:table-cell>
          <table:table-cell table:style-name="ce136" table:formula="of:=[.B23]*[.B$6]" office:value-type="float" office:value="5265" calcext:value-type="float">
            <text:p>$5,265.00</text:p>
          </table:table-cell>
          <table:table-cell table:style-name="ce136" table:formula="of:=[.E22]+[.D23]" office:value-type="float" office:value="84240" calcext:value-type="float">
            <text:p>$84,240.00</text:p>
          </table:table-cell>
          <table:table-cell table:style-name="ce136" table:formula="of:=[.D23]/[.B$1]" office:value-type="float" office:value="0.585" calcext:value-type="float">
            <text:p>$0.59</text:p>
          </table:table-cell>
          <table:table-cell table:style-name="ce136" table:formula="of:=[.E23]/[.B$1]" office:value-type="float" office:value="9.36" calcext:value-type="float">
            <text:p>$9.36</text:p>
          </table:table-cell>
          <table:table-cell table:style-name="ce142" table:formula="of:=[.D23]/[.B$17]" office:value-type="float" office:value="70.2" calcext:value-type="float">
            <text:p>70 hrs</text:p>
          </table:table-cell>
          <table:table-cell table:style-name="ce145" table:formula="of:=[.H23]/13" office:value-type="float" office:value="5.4" calcext:value-type="float">
            <text:p>5.4 wks</text:p>
          </table:table-cell>
          <table:table-cell table:style-name="ce145" table:formula="of:=[.H23]/20" office:value-type="float" office:value="3.51" calcext:value-type="float">
            <text:p>3.5 wks</text:p>
          </table:table-cell>
          <table:table-cell table:style-name="ce145" table:formula="of:=[.H23]/30" office:value-type="float" office:value="2.34" calcext:value-type="float">
            <text:p>2.3 wks</text:p>
          </table:table-cell>
          <table:table-cell table:style-name="ce145" table:formula="of:=[.H23]/40" office:value-type="float" office:value="1.755" calcext:value-type="float">
            <text:p>1.8 wks</text:p>
          </table:table-cell>
          <table:table-cell table:style-name="ce145" table:formula="of:=[.L23]/1.5" office:value-type="float" office:value="1.17" calcext:value-type="float">
            <text:p>1.2 wks</text:p>
          </table:table-cell>
          <table:table-cell table:style-name="ce145" table:formula="of:=[.L23]/2" office:value-type="float" office:value="0.8775" calcext:value-type="float">
            <text:p>0.9 wks</text:p>
          </table:table-cell>
          <table:table-cell table:style-name="ce145" table:formula="of:=[.L23]/2.5" office:value-type="float" office:value="0.702" calcext:value-type="float">
            <text:p>0.7 wks</text:p>
          </table:table-cell>
          <table:table-cell table:style-name="ce145" table:formula="of:=[.L23]/3" office:value-type="float" office:value="0.585" calcext:value-type="float">
            <text:p>0.6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6 - Construction Administration</text:p>
          </table:table-cell>
          <table:table-cell table:style-name="ce131" table:formula="of:=['Fee Breakdown'.A8]" office:value-type="percentage" office:value="0.2" calcext:value-type="percentage">
            <text:p>20.00%</text:p>
          </table:table-cell>
          <table:table-cell table:style-name="ce131" table:formula="of:=[.B24]*['Hourly Rates'.E$2]" office:value-type="percentage" office:value="0.013" calcext:value-type="percentage">
            <text:p>1.30%</text:p>
          </table:table-cell>
          <table:table-cell table:style-name="ce137" table:formula="of:=[.B24]*[.B$6]" office:value-type="float" office:value="21060" calcext:value-type="float">
            <text:p>$21,060.00</text:p>
          </table:table-cell>
          <table:table-cell table:style-name="ce137" table:formula="of:=[.E23]+[.D24]" office:value-type="float" office:value="105300" calcext:value-type="float">
            <text:p>$105,300.00</text:p>
          </table:table-cell>
          <table:table-cell table:style-name="ce137" table:formula="of:=[.D24]/[.B$1]" office:value-type="float" office:value="2.34" calcext:value-type="float">
            <text:p>$2.34</text:p>
          </table:table-cell>
          <table:table-cell table:style-name="ce137" table:formula="of:=[.E24]/[.B$1]" office:value-type="float" office:value="11.7" calcext:value-type="float">
            <text:p>$11.70</text:p>
          </table:table-cell>
          <table:table-cell table:style-name="ce143" table:formula="of:=[.D24]/[.B$17]" office:value-type="float" office:value="280.8" calcext:value-type="float">
            <text:p>281 hrs</text:p>
          </table:table-cell>
          <table:table-cell table:style-name="ce146" table:formula="of:=[.H24]/13" office:value-type="float" office:value="21.6" calcext:value-type="float">
            <text:p>21.6 wks</text:p>
          </table:table-cell>
          <table:table-cell table:style-name="ce146" table:formula="of:=[.H24]/20" office:value-type="float" office:value="14.04" calcext:value-type="float">
            <text:p>14.0 wks</text:p>
          </table:table-cell>
          <table:table-cell table:style-name="ce146" table:formula="of:=[.H24]/30" office:value-type="float" office:value="9.36" calcext:value-type="float">
            <text:p>9.4 wks</text:p>
          </table:table-cell>
          <table:table-cell table:style-name="ce146" table:formula="of:=[.H24]/40" office:value-type="float" office:value="7.02" calcext:value-type="float">
            <text:p>7.0 wks</text:p>
          </table:table-cell>
          <table:table-cell table:style-name="ce146" table:formula="of:=[.L24]/1.5" office:value-type="float" office:value="4.68" calcext:value-type="float">
            <text:p>4.7 wks</text:p>
          </table:table-cell>
          <table:table-cell table:style-name="ce146" table:formula="of:=[.L24]/2" office:value-type="float" office:value="3.51" calcext:value-type="float">
            <text:p>3.5 wks</text:p>
          </table:table-cell>
          <table:table-cell table:style-name="ce146" table:formula="of:=[.L24]/2.5" office:value-type="float" office:value="2.808" calcext:value-type="float">
            <text:p>2.8 wks</text:p>
          </table:table-cell>
          <table:table-cell table:style-name="ce146" table:formula="of:=[.L24]/3" office:value-type="float" office:value="2.34" calcext:value-type="float">
            <text:p>2.3 wks</text:p>
          </table:table-cell>
          <table:table-cell table:number-columns-repeated="1008"/>
        </table:table-row>
        <table:table-row table:style-name="ro1">
          <table:table-cell table:style-name="ce93"/>
          <table:table-cell table:style-name="ce132" table:formula="of:=SUM([.B19:.B24])" office:value-type="percentage" office:value="1" calcext:value-type="percentage">
            <text:p>100.00%</text:p>
          </table:table-cell>
          <table:table-cell table:style-name="ce132" table:formula="of:=SUM([.C19:.C24])" office:value-type="percentage" office:value="0.065" calcext:value-type="percentage">
            <text:p>6.50%</text:p>
          </table:table-cell>
          <table:table-cell table:style-name="ce138" table:formula="of:=[.B25]*[.B$6]" office:value-type="float" office:value="105300" calcext:value-type="float">
            <text:p>$105,300.00</text:p>
          </table:table-cell>
          <table:table-cell table:style-name="ce138" table:formula="of:=[.D25]" office:value-type="float" office:value="105300" calcext:value-type="float">
            <text:p>$105,300.00</text:p>
          </table:table-cell>
          <table:table-cell table:style-name="ce138" table:formula="of:=SUM([.F19:.F24])" office:value-type="float" office:value="11.7" calcext:value-type="float">
            <text:p>$11.70</text:p>
          </table:table-cell>
          <table:table-cell table:style-name="ce138" table:formula="of:=[.F25]" office:value-type="float" office:value="11.7" calcext:value-type="float">
            <text:p>$11.70</text:p>
          </table:table-cell>
          <table:table-cell table:style-name="ce144" table:formula="of:=[.D25]/[.B$17]" office:value-type="float" office:value="1404" calcext:value-type="float">
            <text:p>1,404 hrs</text:p>
          </table:table-cell>
          <table:table-cell table:style-name="ce147" table:formula="of:=SUM([.I19:.I24])" office:value-type="float" office:value="108" calcext:value-type="float">
            <text:p>108.0 wks</text:p>
          </table:table-cell>
          <table:table-cell table:style-name="ce147" table:formula="of:=SUM([.J19:.J24])" office:value-type="float" office:value="70.2" calcext:value-type="float">
            <text:p>70.2 wks</text:p>
          </table:table-cell>
          <table:table-cell table:style-name="ce147" table:formula="of:=SUM([.K19:.K24])" office:value-type="float" office:value="46.8" calcext:value-type="float">
            <text:p>46.8 wks</text:p>
          </table:table-cell>
          <table:table-cell table:style-name="ce147" table:formula="of:=SUM([.L19:.L24])" office:value-type="float" office:value="35.1" calcext:value-type="float">
            <text:p>35.1 wks</text:p>
          </table:table-cell>
          <table:table-cell table:style-name="ce147" table:formula="of:=SUM([.M19:.M24])" office:value-type="float" office:value="23.4" calcext:value-type="float">
            <text:p>23.4 wks</text:p>
          </table:table-cell>
          <table:table-cell table:style-name="ce147" table:formula="of:=SUM([.N19:.N24])" office:value-type="float" office:value="17.55" calcext:value-type="float">
            <text:p>17.6 wks</text:p>
          </table:table-cell>
          <table:table-cell table:style-name="ce147" table:formula="of:=SUM([.O19:.O24])" office:value-type="float" office:value="14.04" calcext:value-type="float">
            <text:p>14.0 wks</text:p>
          </table:table-cell>
          <table:table-cell table:style-name="ce147" table:formula="of:=SUM([.P19:.P24])" office:value-type="float" office:value="11.7" calcext:value-type="float">
            <text:p>11.7 wks</text:p>
          </table:table-cell>
          <table:table-cell table:style-name="ce154" table:number-columns-repeated="1008"/>
        </table:table-row>
        <table:table-row table:style-name="ro1">
          <table:table-cell table:style-name="ce43"/>
          <table:table-cell table:style-name="ce126" table:number-columns-repeated="2"/>
          <table:table-cell table:style-name="ce133" table:number-columns-repeated="5"/>
          <table:table-cell table:style-name="ce148" table:formula="of:=[.I25]/4" office:value-type="float" office:value="27" calcext:value-type="float">
            <text:p>27 months</text:p>
          </table:table-cell>
          <table:table-cell table:style-name="ce148" table:formula="of:=[.J25]/4" office:value-type="float" office:value="17.55" calcext:value-type="float">
            <text:p>17.6 months</text:p>
          </table:table-cell>
          <table:table-cell table:style-name="ce148" table:formula="of:=[.K25]/4" office:value-type="float" office:value="11.7" calcext:value-type="float">
            <text:p>11.7 months</text:p>
          </table:table-cell>
          <table:table-cell table:style-name="ce148" table:formula="of:=[.L25]/4" office:value-type="float" office:value="8.775" calcext:value-type="float">
            <text:p>8.8 months</text:p>
          </table:table-cell>
          <table:table-cell table:style-name="ce148" table:formula="of:=[.M25]/4" office:value-type="float" office:value="5.85" calcext:value-type="float">
            <text:p>5.9 months</text:p>
          </table:table-cell>
          <table:table-cell table:style-name="ce148" table:formula="of:=[.N25]/4" office:value-type="float" office:value="4.3875" calcext:value-type="float">
            <text:p>4.4 months</text:p>
          </table:table-cell>
          <table:table-cell table:style-name="ce148" table:formula="of:=[.O25]/4" office:value-type="float" office:value="3.51" calcext:value-type="float">
            <text:p>3.5 months</text:p>
          </table:table-cell>
          <table:table-cell table:style-name="ce148" table:formula="of:=[.P25]/4" office:value-type="float" office:value="2.925" calcext:value-type="float">
            <text:p>2.9 months</text:p>
          </table:table-cell>
          <table:table-cell table:number-columns-repeated="1008"/>
        </table:table-row>
        <table:table-row table:style-name="ro1">
          <table:table-cell table:style-name="ce43"/>
          <table:table-cell table:style-name="ce126" table:number-columns-repeated="2"/>
          <table:table-cell table:style-name="ce133" table:number-columns-repeated="13"/>
          <table:table-cell table:number-columns-repeated="1008"/>
        </table:table-row>
        <table:table-row table:style-name="ro1">
          <table:table-cell/>
          <table:table-cell table:style-name="ce133" table:number-columns-repeated="15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8"/>
          <table:table-cell table:style-name="ce58" table:number-columns-repeated="2"/>
          <table:table-cell table:style-name="ce59"/>
          <table:table-cell table:style-name="ce60" table:number-columns-repeated="3"/>
          <table:table-cell table:number-columns-repeated="1017"/>
        </table:table-row>
        <table:table-row table:style-name="ro1" table:number-rows-repeated="4">
          <table:table-cell/>
          <table:table-cell table:style-name="ce58" table:number-columns-repeated="2"/>
          <table:table-cell table:style-name="ce59"/>
          <table:table-cell table:style-name="ce60" table:number-columns-repeated="3"/>
          <table:table-cell table:number-columns-repeated="1017"/>
        </table:table-row>
        <table:table-row table:style-name="ro1">
          <table:table-cell/>
          <table:table-cell table:style-name="ce58" table:number-columns-repeated="3"/>
          <table:table-cell table:style-name="ce60" table:number-columns-repeated="3"/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6" table:default-cell-style-name="ce180"/>
        <table:table-column table:style-name="co17" table:number-columns-repeated="3" table:default-cell-style-name="ce180"/>
        <table:table-column table:style-name="co17" table:default-cell-style-name="ce186"/>
        <table:table-column table:style-name="co17" table:visibility="collapse" table:default-cell-style-name="ce186"/>
        <table:table-column table:style-name="co18" table:visibility="collapse" table:default-cell-style-name="ce186"/>
        <table:table-column table:style-name="co18" table:visibility="collapse" table:default-cell-style-name="ce72"/>
        <table:table-column table:style-name="co19" table:visibility="collapse" table:default-cell-style-name="ce72"/>
        <table:table-column table:style-name="co15" table:visibility="collapse" table:default-cell-style-name="ce180"/>
        <table:table-column table:style-name="co20" table:visibility="collapse" table:default-cell-style-name="ce180"/>
        <table:table-column table:style-name="co15" table:number-columns-repeated="1011" table:default-cell-style-name="ce180"/>
        <table:table-row table:style-name="ro8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99" office:value-type="string" calcext:value-type="string">
            <text:p>A Rough Estimated Percentage of Overall Construction Costs</text:p>
          </table:table-cell>
          <table:table-cell table:style-name="ce99" office:value-type="string" calcext:value-type="string">
            <text:p>A Rough Estimated Percentage of Fees</text:p>
          </table:table-cell>
          <table:table-cell table:style-name="ce99" office:value-type="string" calcext:value-type="string">
            <text:p>Percentage of Architectural Fees</text:p>
          </table:table-cell>
          <table:table-cell table:style-name="ce127" office:value-type="string" calcext:value-type="string">
            <text:p>Cost with Approach (A)</text:p>
          </table:table-cell>
          <table:table-cell table:style-name="ce127"/>
          <table:table-cell table:style-name="ce99" office:value-type="string" calcext:value-type="string">
            <text:p>Cost per SF</text:p>
          </table:table-cell>
          <table:table-cell table:style-name="ce99" office:value-type="string" calcext:value-type="string">
            <text:p>Cost per Unit</text:p>
          </table:table-cell>
          <table:table-cell table:style-name="ce130" table:number-columns-repeated="1011"/>
        </table:table-row>
        <table:table-row table:style-name="ro1">
          <table:table-cell table:style-name="ce85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81"/>
          <table:table-cell table:style-name="ce75" office:value-type="percentage" office:value="0.065" calcext:value-type="percentage">
            <text:p>6.50%</text:p>
          </table:table-cell>
          <table:table-cell table:style-name="ce100" table:formula="of:=[.E2]/[.$E$38]" office:value-type="percentage" office:value="0.590909090909091" calcext:value-type="percentage">
            <text:p>59.1%</text:p>
          </table:table-cell>
          <table:table-cell table:style-name="ce103" table:formula="of:=[.E2]/[.$E$2]" office:value-type="percentage" office:value="1" calcext:value-type="percentage">
            <text:p>100.0%</text:p>
          </table:table-cell>
          <table:table-cell table:formula="of:=[.F2]*['Hour Breakdown'.$B$11]" office:value-type="currency" office:currency="USD" office:value="105300" calcext:value-type="currency">
            <text:p>$105,300</text:p>
          </table:table-cell>
          <table:table-cell/>
          <table:table-cell table:style-name="ce128" table:formula="of:=[.H2]/['Hour Breakdown'.$B$1]" office:value-type="float" office:value="11.7" calcext:value-type="float">
            <text:p>11.7 $/SF</text:p>
          </table:table-cell>
          <table:table-cell table:style-name="ce129" table:formula="of:=[.H2]/['Hour Breakdown'.$B$2]" office:value-type="float" office:value="1880.35714285714" calcext:value-type="float">
            <text:p>1,880 $/SF</text:p>
          </table:table-cell>
          <table:table-cell table:style-name="ce117" table:number-columns-repeated="1011"/>
        </table:table-row>
        <table:table-row table:style-name="ro1">
          <table:table-cell table:style-name="ce112" office:value-type="string" calcext:value-type="string">
            <text:p>Principal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3]+10" office:value-type="float" office:value="95" calcext:value-type="float">
            <text:p>$95/HR</text:p>
          </table:table-cell>
          <table:table-cell table:style-name="ce97" table:formula="of:=[.C3]+10" office:value-type="float" office:value="105" calcext:value-type="float">
            <text:p>$105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Project Architect</text:p>
          </table:table-cell>
          <table:table-cell table:style-name="ce97" office:value-type="float" office:value="75" calcext:value-type="float">
            <text:p>$75/HR</text:p>
          </table:table-cell>
          <table:table-cell table:style-name="ce97" table:formula="of:=[.B4]+10" office:value-type="float" office:value="85" calcext:value-type="float">
            <text:p>$85/HR</text:p>
          </table:table-cell>
          <table:table-cell table:style-name="ce97" table:formula="of:=[.C4]+10" office:value-type="float" office:value="95" calcext:value-type="float">
            <text:p>$95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Intern</text:p>
          </table:table-cell>
          <table:table-cell table:style-name="ce97" office:value-type="float" office:value="55" calcext:value-type="float">
            <text:p>$55/HR</text:p>
          </table:table-cell>
          <table:table-cell table:style-name="ce97" table:formula="of:=[.B5]+10" office:value-type="float" office:value="65" calcext:value-type="float">
            <text:p>$65/HR</text:p>
          </table:table-cell>
          <table:table-cell table:style-name="ce97" table:formula="of:=[.C5]+10" office:value-type="float" office:value="75" calcext:value-type="float">
            <text:p>$75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85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81"/>
          <table:table-cell table:style-name="ce75" office:value-type="percentage" office:value="0.01" calcext:value-type="percentage">
            <text:p>1.00%</text:p>
          </table:table-cell>
          <table:table-cell table:style-name="ce100" table:formula="of:=[.E6]/[.$E$38]" office:value-type="percentage" office:value="0.0909090909090909" calcext:value-type="percentage">
            <text:p>9.1%</text:p>
          </table:table-cell>
          <table:table-cell table:style-name="ce103" table:formula="of:=[.E6]/[.$E$2]" office:value-type="percentage" office:value="0.153846153846154" calcext:value-type="percentage">
            <text:p>15.4%</text:p>
          </table:table-cell>
          <table:table-cell table:formula="of:=[.F6]*['Hour Breakdown'.$B$11]" office:value-type="currency" office:currency="USD" office:value="16200" calcext:value-type="currency">
            <text:p>$16,200</text:p>
          </table:table-cell>
          <table:table-cell/>
          <table:table-cell table:style-name="ce128" table:formula="of:=[.H6]/['Hour Breakdown'.$B$1]" office:value-type="float" office:value="1.8" calcext:value-type="float">
            <text:p>1.8 $/SF</text:p>
          </table:table-cell>
          <table:table-cell table:style-name="ce129" table:formula="of:=[.H6]/['Hour Breakdown'.$B$2]" office:value-type="float" office:value="289.285714285714" calcext:value-type="float">
            <text:p>289 $/SF</text:p>
          </table:table-cell>
          <table:table-cell table:style-name="ce117" table:number-columns-repeated="1011"/>
        </table:table-row>
        <table:table-row table:style-name="ro1">
          <table:table-cell table:style-name="ce112" office:value-type="string" calcext:value-type="string">
            <text:p>Director of Structural Engineering</text:p>
          </table:table-cell>
          <table:table-cell table:style-name="ce97" office:value-type="float" office:value="170" calcext:value-type="float">
            <text:p>$170/HR</text:p>
          </table:table-cell>
          <table:table-cell table:style-name="ce97" table:formula="of:=[.B7]+10" office:value-type="float" office:value="180" calcext:value-type="float">
            <text:p>$180/HR</text:p>
          </table:table-cell>
          <table:table-cell table:style-name="ce97" table:formula="of:=[.C7]+10" office:value-type="float" office:value="190" calcext:value-type="float">
            <text:p>$190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Project Engineer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8]+10" office:value-type="float" office:value="160" calcext:value-type="float">
            <text:p>$160/HR</text:p>
          </table:table-cell>
          <table:table-cell table:style-name="ce97" table:formula="of:=[.C8]+10" office:value-type="float" office:value="170" calcext:value-type="float">
            <text:p>$170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Design Engineer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9]+10" office:value-type="float" office:value="135" calcext:value-type="float">
            <text:p>$135/HR</text:p>
          </table:table-cell>
          <table:table-cell table:style-name="ce97" table:formula="of:=[.C9]+10" office:value-type="float" office:value="145" calcext:value-type="float">
            <text:p>$145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Associate Engineer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0]+10" office:value-type="float" office:value="110" calcext:value-type="float">
            <text:p>$110/HR</text:p>
          </table:table-cell>
          <table:table-cell table:style-name="ce97" table:formula="of:=[.C10]+10" office:value-type="float" office:value="120" calcext:value-type="float">
            <text:p>$120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Senior BIM Drafter</text:p>
          </table:table-cell>
          <table:table-cell table:style-name="ce97" office:value-type="float" office:value="115" calcext:value-type="float">
            <text:p>$115/HR</text:p>
          </table:table-cell>
          <table:table-cell table:style-name="ce97" table:formula="of:=[.B11]+10" office:value-type="float" office:value="125" calcext:value-type="float">
            <text:p>$125/HR</text:p>
          </table:table-cell>
          <table:table-cell table:style-name="ce97" table:formula="of:=[.C11]+10" office:value-type="float" office:value="135" calcext:value-type="float">
            <text:p>$135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Junior BIM drafter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12]+10" office:value-type="float" office:value="95" calcext:value-type="float">
            <text:p>$95/HR</text:p>
          </table:table-cell>
          <table:table-cell table:style-name="ce97" table:formula="of:=[.C12]+10" office:value-type="float" office:value="105" calcext:value-type="float">
            <text:p>$105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3" office:value-type="string" calcext:value-type="string">
            <text:p>Civil Engineer</text:p>
          </table:table-cell>
          <table:table-cell table:style-name="ce181" table:number-columns-repeated="3"/>
          <table:table-cell table:style-name="ce75" office:value-type="percentage" office:value="0.008" calcext:value-type="percentage">
            <text:p>0.80%</text:p>
          </table:table-cell>
          <table:table-cell table:style-name="ce100" table:formula="of:=[.E13]/[.$E$38]" office:value-type="percentage" office:value="0.0727272727272727" calcext:value-type="percentage">
            <text:p>7.3%</text:p>
          </table:table-cell>
          <table:table-cell table:style-name="ce103" table:formula="of:=[.E13]/[.$E$2]" office:value-type="percentage" office:value="0.123076923076923" calcext:value-type="percentage">
            <text:p>12.3%</text:p>
          </table:table-cell>
          <table:table-cell table:formula="of:=[.F13]*['Hour Breakdown'.$B$11]" office:value-type="currency" office:currency="USD" office:value="12960" calcext:value-type="currency">
            <text:p>$12,960</text:p>
          </table:table-cell>
          <table:table-cell/>
          <table:table-cell table:style-name="ce128" table:formula="of:=[.H13]/['Hour Breakdown'.$B$1]" office:value-type="float" office:value="1.44" calcext:value-type="float">
            <text:p>1.4 $/SF</text:p>
          </table:table-cell>
          <table:table-cell table:style-name="ce129" table:formula="of:=[.H13]/['Hour Breakdown'.$B$2]" office:value-type="float" office:value="231.428571428571" calcext:value-type="float">
            <text:p>231 $/SF</text:p>
          </table:table-cell>
          <table:table-cell table:style-name="ce117" table:number-columns-repeated="1011"/>
        </table:table-row>
        <table:table-row table:style-name="ro1">
          <table:table-cell table:style-name="ce112" office:value-type="string" calcext:value-type="string">
            <text:p>Engineer III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14]+10" office:value-type="float" office:value="135" calcext:value-type="float">
            <text:p>$135/HR</text:p>
          </table:table-cell>
          <table:table-cell table:style-name="ce97" table:formula="of:=[.C14]+10" office:value-type="float" office:value="145" calcext:value-type="float">
            <text:p>$145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Engineer II</text:p>
          </table:table-cell>
          <table:table-cell table:style-name="ce97" office:value-type="float" office:value="110" calcext:value-type="float">
            <text:p>$110/HR</text:p>
          </table:table-cell>
          <table:table-cell table:style-name="ce97" table:formula="of:=[.B15]+10" office:value-type="float" office:value="120" calcext:value-type="float">
            <text:p>$120/HR</text:p>
          </table:table-cell>
          <table:table-cell table:style-name="ce97" table:formula="of:=[.C15]+10" office:value-type="float" office:value="130" calcext:value-type="float">
            <text:p>$130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Engineer I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6]+10" office:value-type="float" office:value="110" calcext:value-type="float">
            <text:p>$110/HR</text:p>
          </table:table-cell>
          <table:table-cell table:style-name="ce97" table:formula="of:=[.C16]+10" office:value-type="float" office:value="120" calcext:value-type="float">
            <text:p>$120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3" office:value-type="string" calcext:value-type="string">
            <text:p>Mechanical Engineer</text:p>
          </table:table-cell>
          <table:table-cell table:style-name="ce181" table:number-columns-repeated="3"/>
          <table:table-cell table:style-name="ce75" office:value-type="percentage" office:value="0.005" calcext:value-type="percentage">
            <text:p>0.50%</text:p>
          </table:table-cell>
          <table:table-cell table:style-name="ce100" table:formula="of:=[.E17]/[.$E$38]" office:value-type="percentage" office:value="0.0454545454545455" calcext:value-type="percentage">
            <text:p>4.5%</text:p>
          </table:table-cell>
          <table:table-cell table:style-name="ce103" table:formula="of:=[.E17]/[.$E$2]" office:value-type="percentage" office:value="0.0769230769230769" calcext:value-type="percentage">
            <text:p>7.7%</text:p>
          </table:table-cell>
          <table:table-cell table:formula="of:=[.F17]*['Hour Breakdown'.$B$11]" office:value-type="currency" office:currency="USD" office:value="8100" calcext:value-type="currency">
            <text:p>$8,100</text:p>
          </table:table-cell>
          <table:table-cell table:formula="of:=SUM([.H17:.H28])" office:value-type="currency" office:currency="USD" office:value="24300" calcext:value-type="currency" table:number-columns-spanned="1" table:number-rows-spanned="12">
            <text:p>$24,300</text:p>
          </table:table-cell>
          <table:table-cell table:style-name="ce128" table:formula="of:=[.H17]/['Hour Breakdown'.$B$1]" office:value-type="float" office:value="0.9" calcext:value-type="float">
            <text:p>.9 $/SF</text:p>
          </table:table-cell>
          <table:table-cell table:style-name="ce129" table:formula="of:=[.H17]/['Hour Breakdown'.$B$2]" office:value-type="float" office:value="144.642857142857" calcext:value-type="float">
            <text:p>145 $/SF</text:p>
          </table:table-cell>
          <table:table-cell table:style-name="ce117" table:number-columns-repeated="1011"/>
        </table:table-row>
        <table:table-row table:style-name="ro1">
          <table:table-cell table:style-name="ce112" office:value-type="string" calcext:value-type="string">
            <text:p>Engineer III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18]+10" office:value-type="float" office:value="90" calcext:value-type="float">
            <text:p>$90/HR</text:p>
          </table:table-cell>
          <table:table-cell table:style-name="ce97" table:formula="of:=[.C18]+10" office:value-type="float" office:value="100" calcext:value-type="float">
            <text:p>$100/HR</text:p>
          </table:table-cell>
          <table:table-cell table:style-name="ce75"/>
          <table:table-cell table:style-name="ce100"/>
          <table:table-cell table:style-name="ce103"/>
          <table:table-cell/>
          <table:covered-table-cell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Engineer II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19]+10" office:value-type="float" office:value="80" calcext:value-type="float">
            <text:p>$80/HR</text:p>
          </table:table-cell>
          <table:table-cell table:style-name="ce97" table:formula="of:=[.C19]+10" office:value-type="float" office:value="90" calcext:value-type="float">
            <text:p>$90/HR</text:p>
          </table:table-cell>
          <table:table-cell table:style-name="ce75"/>
          <table:table-cell table:style-name="ce100"/>
          <table:table-cell table:style-name="ce103"/>
          <table:table-cell/>
          <table:covered-table-cell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Engineer I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0]+10" office:value-type="float" office:value="70" calcext:value-type="float">
            <text:p>$70/HR</text:p>
          </table:table-cell>
          <table:table-cell table:style-name="ce97" table:formula="of:=[.C20]+10" office:value-type="float" office:value="80" calcext:value-type="float">
            <text:p>$80/HR</text:p>
          </table:table-cell>
          <table:table-cell table:style-name="ce75"/>
          <table:table-cell table:style-name="ce100"/>
          <table:table-cell table:style-name="ce103"/>
          <table:table-cell/>
          <table:covered-table-cell/>
          <table:table-cell table:style-name="ce117" table:number-columns-repeated="1013"/>
        </table:table-row>
        <table:table-row table:style-name="ro1">
          <table:table-cell table:style-name="ce113" office:value-type="string" calcext:value-type="string">
            <text:p>Electrical Engineer</text:p>
          </table:table-cell>
          <table:table-cell table:style-name="ce181" table:number-columns-repeated="3"/>
          <table:table-cell table:style-name="ce75" office:value-type="percentage" office:value="0.005" calcext:value-type="percentage">
            <text:p>0.50%</text:p>
          </table:table-cell>
          <table:table-cell table:style-name="ce100" table:formula="of:=[.E21]/[.$E$38]" office:value-type="percentage" office:value="0.0454545454545455" calcext:value-type="percentage">
            <text:p>4.5%</text:p>
          </table:table-cell>
          <table:table-cell table:style-name="ce103" table:formula="of:=[.E21]/[.$E$2]" office:value-type="percentage" office:value="0.0769230769230769" calcext:value-type="percentage">
            <text:p>7.7%</text:p>
          </table:table-cell>
          <table:table-cell table:formula="of:=[.F21]*['Hour Breakdown'.$B$11]" office:value-type="currency" office:currency="USD" office:value="8100" calcext:value-type="currency">
            <text:p>$8,100</text:p>
          </table:table-cell>
          <table:covered-table-cell/>
          <table:table-cell table:style-name="ce128" table:formula="of:=[.H21]/['Hour Breakdown'.$B$1]" office:value-type="float" office:value="0.9" calcext:value-type="float">
            <text:p>.9 $/SF</text:p>
          </table:table-cell>
          <table:table-cell table:style-name="ce129" table:formula="of:=[.H21]/['Hour Breakdown'.$B$2]" office:value-type="float" office:value="144.642857142857" calcext:value-type="float">
            <text:p>145 $/SF</text:p>
          </table:table-cell>
          <table:table-cell table:style-name="ce117" table:number-columns-repeated="1011"/>
        </table:table-row>
        <table:table-row table:style-name="ro1">
          <table:table-cell table:style-name="ce112" office:value-type="string" calcext:value-type="string">
            <text:p>Engineer III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22]+10" office:value-type="float" office:value="160" calcext:value-type="float">
            <text:p>$160/HR</text:p>
          </table:table-cell>
          <table:table-cell table:style-name="ce97" table:formula="of:=[.C22]+10" office:value-type="float" office:value="170" calcext:value-type="float">
            <text:p>$170/HR</text:p>
          </table:table-cell>
          <table:table-cell table:style-name="ce75"/>
          <table:table-cell table:style-name="ce100"/>
          <table:table-cell table:style-name="ce103"/>
          <table:table-cell/>
          <table:covered-table-cell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Engineer II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23]+10" office:value-type="float" office:value="110" calcext:value-type="float">
            <text:p>$110/HR</text:p>
          </table:table-cell>
          <table:table-cell table:style-name="ce97" table:formula="of:=[.C23]+10" office:value-type="float" office:value="120" calcext:value-type="float">
            <text:p>$120/HR</text:p>
          </table:table-cell>
          <table:table-cell table:style-name="ce75"/>
          <table:table-cell table:style-name="ce100"/>
          <table:table-cell table:style-name="ce103"/>
          <table:table-cell/>
          <table:covered-table-cell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Engineer I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24]+10" office:value-type="float" office:value="100" calcext:value-type="float">
            <text:p>$100/HR</text:p>
          </table:table-cell>
          <table:table-cell table:style-name="ce97" table:formula="of:=[.C24]+10" office:value-type="float" office:value="110" calcext:value-type="float">
            <text:p>$110/HR</text:p>
          </table:table-cell>
          <table:table-cell table:style-name="ce75"/>
          <table:table-cell table:style-name="ce100"/>
          <table:table-cell table:style-name="ce103"/>
          <table:table-cell/>
          <table:covered-table-cell/>
          <table:table-cell table:style-name="ce117" table:number-columns-repeated="1013"/>
        </table:table-row>
        <table:table-row table:style-name="ro1">
          <table:table-cell table:style-name="ce113" office:value-type="string" calcext:value-type="string">
            <text:p>Plumbing Engineer</text:p>
          </table:table-cell>
          <table:table-cell table:style-name="ce181" table:number-columns-repeated="3"/>
          <table:table-cell table:style-name="ce75" office:value-type="percentage" office:value="0.005" calcext:value-type="percentage">
            <text:p>0.50%</text:p>
          </table:table-cell>
          <table:table-cell table:style-name="ce100" table:formula="of:=[.E25]/[.$E$38]" office:value-type="percentage" office:value="0.0454545454545455" calcext:value-type="percentage">
            <text:p>4.5%</text:p>
          </table:table-cell>
          <table:table-cell table:style-name="ce103" table:formula="of:=[.E25]/[.$E$2]" office:value-type="percentage" office:value="0.0769230769230769" calcext:value-type="percentage">
            <text:p>7.7%</text:p>
          </table:table-cell>
          <table:table-cell table:formula="of:=[.F25]*['Hour Breakdown'.$B$11]" office:value-type="currency" office:currency="USD" office:value="8100" calcext:value-type="currency">
            <text:p>$8,100</text:p>
          </table:table-cell>
          <table:covered-table-cell/>
          <table:table-cell table:style-name="ce128" table:formula="of:=[.H25]/['Hour Breakdown'.$B$1]" office:value-type="float" office:value="0.9" calcext:value-type="float">
            <text:p>.9 $/SF</text:p>
          </table:table-cell>
          <table:table-cell table:style-name="ce129" table:formula="of:=[.H25]/['Hour Breakdown'.$B$2]" office:value-type="float" office:value="144.642857142857" calcext:value-type="float">
            <text:p>145 $/SF</text:p>
          </table:table-cell>
          <table:table-cell table:style-name="ce117" table:number-columns-repeated="1011"/>
        </table:table-row>
        <table:table-row table:style-name="ro1">
          <table:table-cell table:style-name="ce112" office:value-type="string" calcext:value-type="string">
            <text:p>Engineer III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26]+10" office:value-type="float" office:value="90" calcext:value-type="float">
            <text:p>$90/HR</text:p>
          </table:table-cell>
          <table:table-cell table:style-name="ce97" table:formula="of:=[.C26]+10" office:value-type="float" office:value="100" calcext:value-type="float">
            <text:p>$100/HR</text:p>
          </table:table-cell>
          <table:table-cell table:style-name="ce75"/>
          <table:table-cell table:style-name="ce100"/>
          <table:table-cell table:style-name="ce103"/>
          <table:table-cell/>
          <table:covered-table-cell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Engineer II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7]+10" office:value-type="float" office:value="80" calcext:value-type="float">
            <text:p>$80/HR</text:p>
          </table:table-cell>
          <table:table-cell table:style-name="ce97" table:formula="of:=[.C27]+10" office:value-type="float" office:value="90" calcext:value-type="float">
            <text:p>$90/HR</text:p>
          </table:table-cell>
          <table:table-cell table:style-name="ce75"/>
          <table:table-cell table:style-name="ce100"/>
          <table:table-cell table:style-name="ce103"/>
          <table:table-cell/>
          <table:covered-table-cell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Engineer I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8]+10" office:value-type="float" office:value="70" calcext:value-type="float">
            <text:p>$70/HR</text:p>
          </table:table-cell>
          <table:table-cell table:style-name="ce97" table:formula="of:=[.C28]+10" office:value-type="float" office:value="80" calcext:value-type="float">
            <text:p>$80/HR</text:p>
          </table:table-cell>
          <table:table-cell table:style-name="ce75"/>
          <table:table-cell table:style-name="ce100"/>
          <table:table-cell table:style-name="ce103"/>
          <table:table-cell/>
          <table:covered-table-cell/>
          <table:table-cell table:style-name="ce117" table:number-columns-repeated="1013"/>
        </table:table-row>
        <table:table-row table:style-name="ro1">
          <table:table-cell table:style-name="ce113" office:value-type="string" calcext:value-type="string">
            <text:p>Lighting</text:p>
          </table:table-cell>
          <table:table-cell table:style-name="ce181" table:number-columns-repeated="3"/>
          <table:table-cell table:style-name="ce75" office:value-type="percentage" office:value="0.006" calcext:value-type="percentage">
            <text:p>0.60%</text:p>
          </table:table-cell>
          <table:table-cell table:style-name="ce100" table:formula="of:=[.E29]/[.$E$38]" office:value-type="percentage" office:value="0.0545454545454546" calcext:value-type="percentage">
            <text:p>5.5%</text:p>
          </table:table-cell>
          <table:table-cell table:style-name="ce103" table:formula="of:=[.E29]/[.$E$2]" office:value-type="percentage" office:value="0.0923076923076923" calcext:value-type="percentage">
            <text:p>9.2%</text:p>
          </table:table-cell>
          <table:table-cell table:formula="of:=[.F29]*['Hour Breakdown'.$B$11]" office:value-type="currency" office:currency="USD" office:value="9720" calcext:value-type="currency">
            <text:p>$9,720</text:p>
          </table:table-cell>
          <table:table-cell/>
          <table:table-cell table:style-name="ce128" table:formula="of:=[.H29]/['Hour Breakdown'.$B$1]" office:value-type="float" office:value="1.08" calcext:value-type="float">
            <text:p>1.1 $/SF</text:p>
          </table:table-cell>
          <table:table-cell table:style-name="ce129" table:formula="of:=[.H29]/['Hour Breakdown'.$B$2]" office:value-type="float" office:value="173.571428571429" calcext:value-type="float">
            <text:p>174 $/SF</text:p>
          </table:table-cell>
          <table:table-cell table:style-name="ce117" table:number-columns-repeated="1011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30]+10" office:value-type="float" office:value="95" calcext:value-type="float">
            <text:p>$95/HR</text:p>
          </table:table-cell>
          <table:table-cell table:style-name="ce97" table:formula="of:=[.C30]+10" office:value-type="float" office:value="105" calcext:value-type="float">
            <text:p>$105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31]+10" office:value-type="float" office:value="80" calcext:value-type="float">
            <text:p>$80/HR</text:p>
          </table:table-cell>
          <table:table-cell table:style-name="ce97" table:formula="of:=[.C31]+10" office:value-type="float" office:value="90" calcext:value-type="float">
            <text:p>$90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32]+10" office:value-type="float" office:value="70" calcext:value-type="float">
            <text:p>$70/HR</text:p>
          </table:table-cell>
          <table:table-cell table:style-name="ce97" table:formula="of:=[.C32]+10" office:value-type="float" office:value="80" calcext:value-type="float">
            <text:p>$80/HR</text:p>
          </table:table-cell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112"/>
          <table:table-cell table:style-name="ce97" table:number-columns-repeated="3"/>
          <table:table-cell table:style-name="ce75"/>
          <table:table-cell table:style-name="ce100"/>
          <table:table-cell table:style-name="ce103"/>
          <table:table-cell table:number-columns-repeated="2"/>
          <table:table-cell table:style-name="ce117" table:number-columns-repeated="1013"/>
        </table:table-row>
        <table:table-row table:style-name="ro1">
          <table:table-cell table:style-name="ce91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81"/>
          <table:table-cell table:style-name="ce75" office:value-type="percentage" office:value="0.006" calcext:value-type="percentage">
            <text:p>0.60%</text:p>
          </table:table-cell>
          <table:table-cell table:style-name="ce100" table:formula="of:=[.E34]/[.$E$38]" office:value-type="percentage" office:value="0.0545454545454546" calcext:value-type="percentage">
            <text:p>5.5%</text:p>
          </table:table-cell>
          <table:table-cell table:style-name="ce103" table:formula="of:=[.E34]/[.$E$2]" office:value-type="percentage" office:value="0.0923076923076923" calcext:value-type="percentage">
            <text:p>9.2%</text:p>
          </table:table-cell>
          <table:table-cell table:formula="of:=[.F34]*['Hour Breakdown'.$B$11]" office:value-type="currency" office:currency="USD" office:value="9720" calcext:value-type="currency">
            <text:p>$9,720</text:p>
          </table:table-cell>
          <table:table-cell/>
          <table:table-cell table:style-name="ce128" table:formula="of:=[.H34]/['Hour Breakdown'.$B$1]" office:value-type="float" office:value="1.08" calcext:value-type="float">
            <text:p>1.1 $/SF</text:p>
          </table:table-cell>
          <table:table-cell table:style-name="ce129" table:formula="of:=[.H34]/['Hour Breakdown'.$B$2]" office:value-type="float" office:value="173.571428571429" calcext:value-type="float">
            <text:p>174 $/SF</text:p>
          </table:table-cell>
          <table:table-cell table:style-name="ce117" table:number-columns-repeated="1011"/>
        </table:table-row>
        <table:table-row table:style-name="ro1">
          <table:table-cell table:style-name="ce179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39"/>
          <table:table-cell table:style-name="ce185" table:number-columns-repeated="3"/>
          <table:table-cell table:number-columns-repeated="1015"/>
        </table:table-row>
        <table:table-row table:style-name="ro1">
          <table:table-cell table:style-name="ce179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39"/>
          <table:table-cell table:style-name="ce185" table:number-columns-repeated="3"/>
          <table:table-cell table:number-columns-repeated="1015"/>
        </table:table-row>
        <table:table-row table:style-name="ro1">
          <table:table-cell table:style-name="ce179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39"/>
          <table:table-cell table:style-name="ce185" table:number-columns-repeated="3"/>
          <table:table-cell table:number-columns-repeated="1015"/>
        </table:table-row>
        <table:table-row table:style-name="ro1">
          <table:table-cell table:style-name="ce91" office:value-type="string" calcext:value-type="string" table:number-columns-spanned="4" table:number-rows-spanned="1">
            <text:p>TOTAL</text:p>
          </table:table-cell>
          <table:covered-table-cell table:number-columns-repeated="3" table:style-name="ce98"/>
          <table:table-cell table:style-name="ce185" table:formula="of:=SUM([.E2:.E37])" office:value-type="percentage" office:value="0.11" calcext:value-type="percentage">
            <text:p>11.0%</text:p>
          </table:table-cell>
          <table:table-cell table:style-name="ce100" table:formula="of:=SUM([.F2:.F37])" office:value-type="percentage" office:value="1" calcext:value-type="percentage">
            <text:p>100.0%</text:p>
          </table:table-cell>
          <table:table-cell table:style-name="ce185"/>
          <table:table-cell table:formula="of:=SUM([.H2:.H37])" office:value-type="currency" office:currency="USD" office:value="178200" calcext:value-type="currency">
            <text:p>$178,200</text:p>
          </table:table-cell>
          <table:table-cell/>
          <table:table-cell table:style-name="ce128" table:formula="of:=[.H38]/['Hour Breakdown'.$B$1]" office:value-type="float" office:value="19.8" calcext:value-type="float">
            <text:p>19.8 $/SF</text:p>
          </table:table-cell>
          <table:table-cell table:style-name="ce128" table:formula="of:=[.H38]/['Hour Breakdown'.$B$2]" office:value-type="float" office:value="3182.14285714286" calcext:value-type="float">
            <text:p>3,182.1 $/SF</text:p>
          </table:table-cell>
          <table:table-cell table:number-columns-repeated="1011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tails" table:style-name="ta1">
        <table:table-column table:style-name="co21" table:default-cell-style-name="ce192"/>
        <table:table-column table:style-name="co22" table:default-cell-style-name="ce194"/>
        <table:table-column table:style-name="co23" table:default-cell-style-name="ce194"/>
        <table:table-column table:style-name="co22" table:number-columns-repeated="2" table:default-cell-style-name="ce194"/>
        <table:table-column table:style-name="co24" table:default-cell-style-name="ce194"/>
        <table:table-column table:style-name="co22" table:default-cell-style-name="ce207"/>
        <table:table-column table:style-name="co15" table:number-columns-repeated="1017" table:default-cell-style-name="ce207"/>
        <table:table-row table:style-name="ro1">
          <table:table-cell office:value-type="string" calcext:value-type="string">
            <text:p>Start</text:p>
          </table:table-cell>
          <table:table-cell office:value-type="currency" office:currency="USD" office:value="190" calcext:value-type="currency">
            <text:p>$190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Number of Details</text:p>
          </table:table-cell>
          <table:table-cell table:style-name="ce19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1022"/>
        </table:table-row>
        <table:table-row table:style-name="ro1">
          <table:table-cell table:style-name="ce193"/>
          <table:table-cell table:number-columns-repeated="1023"/>
        </table:table-row>
        <table:table-row table:style-name="ro1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1017"/>
        </table:table-row>
        <table:table-row table:style-name="ro1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190" calcext:value-type="currency">
            <text:p>$19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210" calcext:value-type="currency">
            <text:p>$210</text:p>
          </table:table-cell>
          <table:table-cell table:style-name="ce197" table:formula="of:=[.B6]*[.$B$2]" office:value-type="currency" office:currency="USD" office:value="950" calcext:value-type="currency">
            <text:p>$95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050" calcext:value-type="currency">
            <text:p>$1,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230" calcext:value-type="currency">
            <text:p>$23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250" calcext:value-type="currency">
            <text:p>$250</text:p>
          </table:table-cell>
          <table:table-cell table:style-name="ce198" table:formula="of:=[.B7]*[.$B$2]" office:value-type="currency" office:currency="USD" office:value="1150" calcext:value-type="currency">
            <text:p>$1,15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1250" calcext:value-type="currency">
            <text:p>$1,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270" calcext:value-type="currency">
            <text:p>$27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290" calcext:value-type="currency">
            <text:p>$290</text:p>
          </table:table-cell>
          <table:table-cell table:style-name="ce199" table:formula="of:=[.B8]*[.$B$2]" office:value-type="currency" office:currency="USD" office:value="1350" calcext:value-type="currency">
            <text:p>$1,35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1450" calcext:value-type="currency">
            <text:p>$1,450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20:36:08.0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9-04-01T11:56:23.206000000</dc:date>
    <meta:editing-duration>P8DT2H12M17S</meta:editing-duration>
    <meta:editing-cycles>97</meta:editing-cycles>
    <meta:generator>LibreOffice/5.3.2.2$Windows_X86_64 LibreOffice_project/6cd4f1ef626f15116896b1d8e1398b56da0d0ee1</meta:generator>
    <meta:document-statistic meta:table-count="4" meta:cell-count="522" meta:object-count="0"/>
  </office:meta>
</office:document-meta>
</file>